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f6c52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8be5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113a5" style:font-size-asian="16pt" style:font-size-complex="16pt"/>
    </style:style>
    <style:style style:name="P48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13a5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1002c5e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00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1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2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4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5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0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0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09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1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11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1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13a5" style:font-size-asian="16pt" style:font-size-complex="16pt"/>
    </style:style>
    <style:style style:name="P11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14" style:family="paragraph" style:parent-style-name="Standard">
      <style:paragraph-properties fo:text-align="start" style:justify-single-word="false"/>
      <style:text-properties officeooo:paragraph-rsid="00931601"/>
    </style:style>
    <style:style style:name="P115" style:family="paragraph" style:parent-style-name="Standard">
      <style:paragraph-properties fo:text-align="start" style:justify-single-word="false"/>
      <style:text-properties officeooo:paragraph-rsid="0063a4d7"/>
    </style:style>
    <style:style style:name="P116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17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18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1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1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1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113a5" style:font-size-asian="16pt" style:font-size-complex="16pt"/>
    </style:style>
    <style:style style:name="P12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12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08be5c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dbedd"/>
    </style:style>
    <style:style style:name="T18" style:family="text">
      <style:text-properties fo:color="#c9211e" loext:opacity="100%" style:font-name="Futura Std Condensed" officeooo:rsid="000e06bf"/>
    </style:style>
    <style:style style:name="T19" style:family="text">
      <style:text-properties fo:color="#c9211e" loext:opacity="100%" style:font-name="Futura Std Condensed" officeooo:rsid="001362f7"/>
    </style:style>
    <style:style style:name="T20" style:family="text">
      <style:text-properties fo:color="#c9211e" loext:opacity="100%" style:font-name="Futura Std Condensed" officeooo:rsid="0013b1f0"/>
    </style:style>
    <style:style style:name="T21" style:family="text">
      <style:text-properties fo:color="#c9211e" loext:opacity="100%" style:font-name="Futura Std Condensed" officeooo:rsid="0014442c"/>
    </style:style>
    <style:style style:name="T22" style:family="text">
      <style:text-properties fo:color="#c9211e" loext:opacity="100%" style:font-name="Futura Std Condensed" officeooo:rsid="00145467"/>
    </style:style>
    <style:style style:name="T23" style:family="text">
      <style:text-properties fo:color="#c9211e" loext:opacity="100%" style:font-name="Futura Std Condensed" officeooo:rsid="00155c6b"/>
    </style:style>
    <style:style style:name="T24" style:family="text">
      <style:text-properties fo:color="#c9211e" loext:opacity="100%" style:font-name="Futura Std Condensed" officeooo:rsid="0018b4d5"/>
    </style:style>
    <style:style style:name="T25" style:family="text">
      <style:text-properties fo:color="#c9211e" loext:opacity="100%" style:font-name="Futura Std Condensed" officeooo:rsid="0018c4ea"/>
    </style:style>
    <style:style style:name="T26" style:family="text">
      <style:text-properties fo:color="#c9211e" loext:opacity="100%" style:font-name="Futura Std Condensed" officeooo:rsid="001a20db"/>
    </style:style>
    <style:style style:name="T27" style:family="text">
      <style:text-properties fo:color="#c9211e" loext:opacity="100%" style:font-name="Futura Std Condensed" officeooo:rsid="001c6e04"/>
    </style:style>
    <style:style style:name="T28" style:family="text">
      <style:text-properties fo:color="#c9211e" loext:opacity="100%" style:font-name="Futura Std Condensed" officeooo:rsid="001d91d9"/>
    </style:style>
    <style:style style:name="T29" style:family="text">
      <style:text-properties fo:color="#c9211e" loext:opacity="100%" style:font-name="Futura Std Condensed" officeooo:rsid="00202faa"/>
    </style:style>
    <style:style style:name="T30" style:family="text">
      <style:text-properties fo:color="#c9211e" loext:opacity="100%" style:font-name="Futura Std Condensed" officeooo:rsid="002104e7"/>
    </style:style>
    <style:style style:name="T31" style:family="text">
      <style:text-properties fo:color="#c9211e" loext:opacity="100%" style:font-name="Futura Std Condensed" officeooo:rsid="001ec6f4"/>
    </style:style>
    <style:style style:name="T32" style:family="text">
      <style:text-properties fo:color="#c9211e" loext:opacity="100%" style:font-name="Futura Std Condensed" officeooo:rsid="002b15d7"/>
    </style:style>
    <style:style style:name="T33" style:family="text">
      <style:text-properties fo:color="#c9211e" loext:opacity="100%" style:font-name="Futura Std Condensed" officeooo:rsid="00324fc3"/>
    </style:style>
    <style:style style:name="T34" style:family="text">
      <style:text-properties fo:color="#c9211e" loext:opacity="100%" style:font-name="Futura Std Condensed" officeooo:rsid="003600f1"/>
    </style:style>
    <style:style style:name="T35" style:family="text">
      <style:text-properties fo:color="#c9211e" loext:opacity="100%" style:font-name="Futura Std Condensed" officeooo:rsid="00254600"/>
    </style:style>
    <style:style style:name="T36" style:family="text">
      <style:text-properties fo:color="#c9211e" loext:opacity="100%" style:font-name="Futura Std Condensed" officeooo:rsid="00271d54"/>
    </style:style>
    <style:style style:name="T37" style:family="text">
      <style:text-properties fo:color="#c9211e" loext:opacity="100%" style:font-name="Futura Std Condensed" officeooo:rsid="00291794"/>
    </style:style>
    <style:style style:name="T38" style:family="text">
      <style:text-properties fo:color="#c9211e" loext:opacity="100%" style:font-name="Futura Std Condensed" officeooo:rsid="002c96b5"/>
    </style:style>
    <style:style style:name="T39" style:family="text">
      <style:text-properties fo:color="#c9211e" loext:opacity="100%" style:font-name="Futura Std Condensed" officeooo:rsid="002f6e18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8" style:family="text">
      <style:text-properties fo:color="#c9211e" loext:opacity="100%" style:font-name="Futura Std Condensed" officeooo:rsid="0035b9c5"/>
    </style:style>
    <style:style style:name="T59" style:family="text">
      <style:text-properties fo:color="#c9211e" loext:opacity="100%" style:font-name="Futura Std Condensed" officeooo:rsid="003e9bc7"/>
    </style:style>
    <style:style style:name="T60" style:family="text">
      <style:text-properties fo:color="#c9211e" loext:opacity="100%" style:font-name="Futura Std Condensed" officeooo:rsid="0043e337"/>
    </style:style>
    <style:style style:name="T61" style:family="text">
      <style:text-properties fo:color="#c9211e" loext:opacity="100%" style:font-name="Futura Std Condensed" officeooo:rsid="0048922a"/>
    </style:style>
    <style:style style:name="T62" style:family="text">
      <style:text-properties fo:color="#c9211e" loext:opacity="100%" style:font-name="Futura Std Condensed" officeooo:rsid="004b5574"/>
    </style:style>
    <style:style style:name="T63" style:family="text">
      <style:text-properties fo:color="#c9211e" loext:opacity="100%" style:font-name="Futura Std Condensed" officeooo:rsid="004e68bd"/>
    </style:style>
    <style:style style:name="T64" style:family="text">
      <style:text-properties fo:color="#c9211e" loext:opacity="100%" style:font-name="Futura Std Condensed" officeooo:rsid="004f4fd7"/>
    </style:style>
    <style:style style:name="T65" style:family="text">
      <style:text-properties fo:color="#c9211e" loext:opacity="100%" style:font-name="Futura Std Condensed" officeooo:rsid="00509422"/>
    </style:style>
    <style:style style:name="T66" style:family="text">
      <style:text-properties fo:color="#c9211e" loext:opacity="100%" style:font-name="Futura Std Condensed" officeooo:rsid="005170e5"/>
    </style:style>
    <style:style style:name="T67" style:family="text">
      <style:text-properties fo:color="#c9211e" loext:opacity="100%" style:font-name="Futura Std Condensed" officeooo:rsid="00530c9e"/>
    </style:style>
    <style:style style:name="T68" style:family="text">
      <style:text-properties fo:color="#c9211e" loext:opacity="100%" style:font-name="Futura Std Condensed" officeooo:rsid="0058a901"/>
    </style:style>
    <style:style style:name="T69" style:family="text">
      <style:text-properties fo:color="#c9211e" loext:opacity="100%" style:font-name="Futura Std Condensed" officeooo:rsid="005a6b4c"/>
    </style:style>
    <style:style style:name="T70" style:family="text">
      <style:text-properties fo:color="#c9211e" loext:opacity="100%" style:font-name="Futura Std Condensed" officeooo:rsid="005ac6ad"/>
    </style:style>
    <style:style style:name="T71" style:family="text">
      <style:text-properties fo:color="#c9211e" loext:opacity="100%" style:font-name="Futura Std Condensed" officeooo:rsid="005ad40e"/>
    </style:style>
    <style:style style:name="T72" style:family="text">
      <style:text-properties fo:color="#c9211e" loext:opacity="100%" style:font-name="Futura Std Condensed" officeooo:rsid="005b5999"/>
    </style:style>
    <style:style style:name="T73" style:family="text">
      <style:text-properties fo:color="#c9211e" loext:opacity="100%" style:font-name="Futura Std Condensed" officeooo:rsid="005c7fa8"/>
    </style:style>
    <style:style style:name="T74" style:family="text">
      <style:text-properties fo:color="#c9211e" loext:opacity="100%" style:font-name="Futura Std Condensed" officeooo:rsid="005d8a45"/>
    </style:style>
    <style:style style:name="T75" style:family="text">
      <style:text-properties fo:color="#c9211e" loext:opacity="100%" style:font-name="Futura Std Condensed" officeooo:rsid="00608b0f"/>
    </style:style>
    <style:style style:name="T76" style:family="text">
      <style:text-properties fo:color="#c9211e" loext:opacity="100%" style:font-name="Futura Std Condensed" officeooo:rsid="0061e677"/>
    </style:style>
    <style:style style:name="T77" style:family="text">
      <style:text-properties fo:color="#c9211e" loext:opacity="100%" style:font-name="Futura Std Condensed" officeooo:rsid="0069a474"/>
    </style:style>
    <style:style style:name="T78" style:family="text">
      <style:text-properties fo:color="#c9211e" loext:opacity="100%" style:font-name="Futura Std Condensed" officeooo:rsid="00757a7e"/>
    </style:style>
    <style:style style:name="T79" style:family="text">
      <style:text-properties fo:color="#c9211e" loext:opacity="100%" style:font-name="Futura Std Condensed" officeooo:rsid="00811ecb"/>
    </style:style>
    <style:style style:name="T80" style:family="text">
      <style:text-properties fo:color="#c9211e" loext:opacity="100%" style:font-name="Futura Std Condensed" officeooo:rsid="0082b1fc"/>
    </style:style>
    <style:style style:name="T81" style:family="text">
      <style:text-properties fo:color="#c9211e" loext:opacity="100%" style:font-name="Futura Std Condensed" officeooo:rsid="008bfe80"/>
    </style:style>
    <style:style style:name="T82" style:family="text">
      <style:text-properties fo:color="#c9211e" loext:opacity="100%" style:font-name="Futura Std Condensed" officeooo:rsid="007dbde0"/>
    </style:style>
    <style:style style:name="T83" style:family="text">
      <style:text-properties fo:color="#c9211e" loext:opacity="100%" style:font-name="Futura Std Condensed" officeooo:rsid="007f1654"/>
    </style:style>
    <style:style style:name="T84" style:family="text">
      <style:text-properties fo:color="#c9211e" loext:opacity="100%" style:font-name="Futura Std Condensed" officeooo:rsid="0081581d"/>
    </style:style>
    <style:style style:name="T85" style:family="text">
      <style:text-properties fo:color="#c9211e" loext:opacity="100%" style:font-name="Futura Std Condensed" officeooo:rsid="009437be"/>
    </style:style>
    <style:style style:name="T86" style:family="text">
      <style:text-properties fo:color="#c9211e" loext:opacity="100%" style:font-name="Futura Std Condensed" officeooo:rsid="0096314b"/>
    </style:style>
    <style:style style:name="T87" style:family="text">
      <style:text-properties fo:color="#c9211e" loext:opacity="100%" style:font-name="Futura Std Condensed" officeooo:rsid="0099caad"/>
    </style:style>
    <style:style style:name="T88" style:family="text">
      <style:text-properties fo:color="#c9211e" loext:opacity="100%" style:font-name="Futura Std Condensed" officeooo:rsid="009baf7e"/>
    </style:style>
    <style:style style:name="T89" style:family="text">
      <style:text-properties fo:color="#c9211e" loext:opacity="100%" style:font-name="Futura Std Condensed" officeooo:rsid="009cb617"/>
    </style:style>
    <style:style style:name="T90" style:family="text">
      <style:text-properties fo:color="#c9211e" loext:opacity="100%" style:font-name="Futura Std Condensed" officeooo:rsid="00a0f062"/>
    </style:style>
    <style:style style:name="T91" style:family="text">
      <style:text-properties fo:color="#c9211e" loext:opacity="100%" style:font-name="Futura Std Condensed" officeooo:rsid="00a14b40"/>
    </style:style>
    <style:style style:name="T92" style:family="text">
      <style:text-properties fo:color="#c9211e" loext:opacity="100%" style:font-name="Futura Std Condensed" officeooo:rsid="00a27b36"/>
    </style:style>
    <style:style style:name="T93" style:family="text">
      <style:text-properties fo:color="#c9211e" loext:opacity="100%" style:font-name="Futura Std Condensed" style:text-underline-style="none" officeooo:rsid="00a9979f"/>
    </style:style>
    <style:style style:name="T94" style:family="text">
      <style:text-properties fo:color="#c9211e" loext:opacity="100%" style:font-name="Futura Std Condensed" style:text-underline-style="none" officeooo:rsid="01002c5e"/>
    </style:style>
    <style:style style:name="T95" style:family="text">
      <style:text-properties fo:color="#c9211e" loext:opacity="100%" style:font-name="Futura Std Condensed" style:text-underline-style="none" officeooo:rsid="00e9a091"/>
    </style:style>
    <style:style style:name="T96" style:family="text">
      <style:text-properties fo:color="#c9211e" loext:opacity="100%" style:font-name="Futura Std Condensed" style:text-underline-style="none" officeooo:rsid="00e9a091" style:font-size-asian="14pt"/>
    </style:style>
    <style:style style:name="T97" style:family="text">
      <style:text-properties fo:color="#c9211e" loext:opacity="100%" style:font-name="Futura Std Condensed" officeooo:rsid="00b3984f"/>
    </style:style>
    <style:style style:name="T98" style:family="text">
      <style:text-properties fo:color="#c9211e" loext:opacity="100%" style:font-name="Futura Std Condensed" officeooo:rsid="00b55d25"/>
    </style:style>
    <style:style style:name="T99" style:family="text">
      <style:text-properties fo:color="#c9211e" loext:opacity="100%" style:font-name="Futura Std Condensed" officeooo:rsid="00b7387a"/>
    </style:style>
    <style:style style:name="T100" style:family="text">
      <style:text-properties fo:color="#c9211e" loext:opacity="100%" style:font-name="Futura Std Condensed" officeooo:rsid="00c8a72c"/>
    </style:style>
    <style:style style:name="T101" style:family="text">
      <style:text-properties fo:color="#c9211e" loext:opacity="100%" style:font-name="Futura Std Condensed" officeooo:rsid="00d63b95"/>
    </style:style>
    <style:style style:name="T102" style:family="text">
      <style:text-properties fo:color="#c9211e" loext:opacity="100%" style:font-name="Futura Std Condensed" officeooo:rsid="00d87f02"/>
    </style:style>
    <style:style style:name="T103" style:family="text">
      <style:text-properties fo:color="#c9211e" loext:opacity="100%" style:font-name="Futura Std Condensed" officeooo:rsid="00d9cd79"/>
    </style:style>
    <style:style style:name="T104" style:family="text">
      <style:text-properties fo:color="#c9211e" loext:opacity="100%" style:font-name="Futura Std Condensed" officeooo:rsid="00de2205"/>
    </style:style>
    <style:style style:name="T105" style:family="text">
      <style:text-properties fo:color="#c9211e" loext:opacity="100%" style:font-name="Futura Std Condensed" officeooo:rsid="00e2218e"/>
    </style:style>
    <style:style style:name="T106" style:family="text">
      <style:text-properties fo:color="#c9211e" loext:opacity="100%" style:font-name="Futura Std Condensed" officeooo:rsid="00abe24d"/>
    </style:style>
    <style:style style:name="T107" style:family="text">
      <style:text-properties fo:color="#c9211e" loext:opacity="100%" style:font-name="Futura Std Condensed" officeooo:rsid="00e112ed"/>
    </style:style>
    <style:style style:name="T108" style:family="text">
      <style:text-properties fo:color="#c9211e" loext:opacity="100%" style:font-name="Futura Std Condensed" officeooo:rsid="00ebffaf"/>
    </style:style>
    <style:style style:name="T109" style:family="text">
      <style:text-properties fo:color="#c9211e" loext:opacity="100%" style:font-name="Futura Std Condensed" officeooo:rsid="00fd7b76"/>
    </style:style>
    <style:style style:name="T110" style:family="text">
      <style:text-properties fo:color="#c9211e" loext:opacity="100%" style:font-name="Futura Std Condensed" officeooo:rsid="0100e0b0"/>
    </style:style>
    <style:style style:name="T111" style:family="text">
      <style:text-properties fo:color="#c9211e" loext:opacity="100%" style:font-name="Futura Std Condensed" officeooo:rsid="0102d0e2"/>
    </style:style>
    <style:style style:name="T112" style:family="text">
      <style:text-properties fo:color="#c9211e" loext:opacity="100%" style:font-name="Futura Std Condensed" officeooo:rsid="01060e74"/>
    </style:style>
    <style:style style:name="T113" style:family="text">
      <style:text-properties fo:color="#c9211e" loext:opacity="100%" style:font-name="Futura Std Condensed" officeooo:rsid="0108be5c"/>
    </style:style>
    <style:style style:name="T114" style:family="text">
      <style:text-properties fo:color="#c9211e" loext:opacity="100%" style:font-name="Futura Std Condensed" officeooo:rsid="011113a5"/>
    </style:style>
    <style:style style:name="T115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16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17" style:family="text">
      <style:text-properties fo:color="#c9211e" loext:opacity="100%" officeooo:rsid="0051c2f4"/>
    </style:style>
    <style:style style:name="T118" style:family="text">
      <style:text-properties fo:color="#c9211e" loext:opacity="100%" style:text-underline-style="solid" style:text-underline-width="auto" style:text-underline-color="font-color" officeooo:rsid="0053acd1"/>
    </style:style>
    <style:style style:name="T119" style:family="text">
      <style:text-properties fo:color="#c9211e" loext:opacity="100%" style:text-underline-style="solid" style:text-underline-width="auto" style:text-underline-color="font-color" officeooo:rsid="005b5999"/>
    </style:style>
    <style:style style:name="T120" style:family="text">
      <style:text-properties fo:color="#c9211e" loext:opacity="100%" style:text-underline-style="solid" style:text-underline-width="auto" style:text-underline-color="font-color" officeooo:rsid="005f27d7"/>
    </style:style>
    <style:style style:name="T121" style:family="text">
      <style:text-properties fo:color="#c9211e" loext:opacity="100%" style:text-underline-style="solid" style:text-underline-width="auto" style:text-underline-color="font-color" officeooo:rsid="00d87f02"/>
    </style:style>
    <style:style style:name="T122" style:family="text">
      <style:text-properties fo:color="#c9211e" loext:opacity="100%" officeooo:rsid="0053acd1"/>
    </style:style>
    <style:style style:name="T123" style:family="text">
      <style:text-properties fo:color="#c9211e" loext:opacity="100%" officeooo:rsid="0100e0b0"/>
    </style:style>
    <style:style style:name="T124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25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26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27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28" style:family="text">
      <style:text-properties fo:color="#c9211e" loext:opacity="100%" officeooo:rsid="01114bb2"/>
    </style:style>
    <style:style style:name="T129" style:family="text">
      <style:text-properties fo:color="#c9211e" loext:opacity="100%" style:font-name="Futura Std Condensed " officeooo:rsid="01114bb2"/>
    </style:style>
    <style:style style:name="T130" style:family="text">
      <style:text-properties officeooo:rsid="001362f7"/>
    </style:style>
    <style:style style:name="T131" style:family="text">
      <style:text-properties fo:color="#000000" loext:opacity="100%"/>
    </style:style>
    <style:style style:name="T132" style:family="text">
      <style:text-properties fo:color="#000000" loext:opacity="100%" officeooo:rsid="000f8f6a"/>
    </style:style>
    <style:style style:name="T133" style:family="text">
      <style:text-properties fo:color="#000000" loext:opacity="100%" officeooo:rsid="001362f7"/>
    </style:style>
    <style:style style:name="T134" style:family="text">
      <style:text-properties fo:color="#000000" loext:opacity="100%" officeooo:rsid="0013b1f0"/>
    </style:style>
    <style:style style:name="T135" style:family="text">
      <style:text-properties fo:color="#000000" loext:opacity="100%" style:text-underline-style="solid" style:text-underline-width="auto" style:text-underline-color="font-color"/>
    </style:style>
    <style:style style:name="T136" style:family="text">
      <style:text-properties fo:color="#000000" loext:opacity="100%" style:text-underline-style="solid" style:text-underline-width="auto" style:text-underline-color="font-color" officeooo:rsid="0013b1f0"/>
    </style:style>
    <style:style style:name="T137" style:family="text">
      <style:text-properties fo:color="#000000" loext:opacity="100%" style:text-underline-style="solid" style:text-underline-width="auto" style:text-underline-color="font-color" officeooo:rsid="00271d54"/>
    </style:style>
    <style:style style:name="T138" style:family="text">
      <style:text-properties fo:color="#000000" loext:opacity="100%" style:text-underline-style="solid" style:text-underline-width="auto" style:text-underline-color="font-color" officeooo:rsid="002f6e18"/>
    </style:style>
    <style:style style:name="T139" style:family="text">
      <style:text-properties fo:color="#000000" loext:opacity="100%" style:text-underline-style="solid" style:text-underline-width="auto" style:text-underline-color="font-color" officeooo:rsid="001c6e04"/>
    </style:style>
    <style:style style:name="T140" style:family="text">
      <style:text-properties fo:color="#000000" loext:opacity="100%" style:text-underline-style="solid" style:text-underline-width="auto" style:text-underline-color="font-color" officeooo:rsid="004ffb0c"/>
    </style:style>
    <style:style style:name="T141" style:family="text">
      <style:text-properties fo:color="#000000" loext:opacity="100%" style:text-underline-style="solid" style:text-underline-width="auto" style:text-underline-color="font-color" officeooo:rsid="002b15d7"/>
    </style:style>
    <style:style style:name="T142" style:family="text">
      <style:text-properties fo:color="#000000" loext:opacity="100%" style:text-underline-style="solid" style:text-underline-width="auto" style:text-underline-color="font-color" officeooo:rsid="005ac6ad"/>
    </style:style>
    <style:style style:name="T143" style:family="text">
      <style:text-properties fo:color="#000000" loext:opacity="100%" style:text-underline-style="solid" style:text-underline-width="auto" style:text-underline-color="font-color" officeooo:rsid="005f27d7"/>
    </style:style>
    <style:style style:name="T144" style:family="text">
      <style:text-properties fo:color="#000000" loext:opacity="100%" style:text-underline-style="solid" style:text-underline-width="auto" style:text-underline-color="font-color" officeooo:rsid="008616df"/>
    </style:style>
    <style:style style:name="T145" style:family="text">
      <style:text-properties fo:color="#000000" loext:opacity="100%" style:text-underline-style="solid" style:text-underline-width="auto" style:text-underline-color="font-color" officeooo:rsid="00880d2b"/>
    </style:style>
    <style:style style:name="T146" style:family="text">
      <style:text-properties fo:color="#000000" loext:opacity="100%" style:text-underline-style="solid" style:text-underline-width="auto" style:text-underline-color="font-color" officeooo:rsid="0058a901"/>
    </style:style>
    <style:style style:name="T147" style:family="text">
      <style:text-properties fo:color="#000000" loext:opacity="100%" style:text-underline-style="solid" style:text-underline-width="auto" style:text-underline-color="font-color" officeooo:rsid="0030d81e"/>
    </style:style>
    <style:style style:name="T148" style:family="text">
      <style:text-properties fo:color="#000000" loext:opacity="100%" style:text-underline-style="solid" style:text-underline-width="auto" style:text-underline-color="font-color" officeooo:rsid="00ba16c9"/>
    </style:style>
    <style:style style:name="T149" style:family="text">
      <style:text-properties fo:color="#000000" loext:opacity="100%" style:text-underline-style="solid" style:text-underline-width="auto" style:text-underline-color="font-color" officeooo:rsid="001362f7"/>
    </style:style>
    <style:style style:name="T150" style:family="text">
      <style:text-properties fo:color="#000000" loext:opacity="100%" style:text-underline-style="solid" style:text-underline-width="auto" style:text-underline-color="font-color" officeooo:rsid="00d9cd79"/>
    </style:style>
    <style:style style:name="T151" style:family="text">
      <style:text-properties fo:color="#000000" loext:opacity="100%" officeooo:rsid="0014442c"/>
    </style:style>
    <style:style style:name="T152" style:family="text">
      <style:text-properties fo:color="#000000" loext:opacity="100%" officeooo:rsid="0018b4d5"/>
    </style:style>
    <style:style style:name="T153" style:family="text">
      <style:text-properties fo:color="#000000" loext:opacity="100%" style:font-name="Futura Std Condensed Light1"/>
    </style:style>
    <style:style style:name="T154" style:family="text">
      <style:text-properties fo:color="#000000" loext:opacity="100%" style:font-name="Futura Std Condensed Light1" officeooo:rsid="0035b9c5"/>
    </style:style>
    <style:style style:name="T155" style:family="text">
      <style:text-properties fo:color="#000000" loext:opacity="100%" style:font-name="Futura Std Condensed Light1" officeooo:rsid="0057759a"/>
    </style:style>
    <style:style style:name="T156" style:family="text">
      <style:text-properties fo:color="#000000" loext:opacity="100%" style:font-name="Futura Std Condensed Light1" officeooo:rsid="0051c2f4"/>
    </style:style>
    <style:style style:name="T157" style:family="text">
      <style:text-properties fo:color="#000000" loext:opacity="100%" style:font-name="Futura Std Condensed Light1" officeooo:rsid="00525e1c"/>
    </style:style>
    <style:style style:name="T158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59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60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61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62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63" style:family="text">
      <style:text-properties fo:color="#000000" loext:opacity="100%" style:font-name="Futura Std Condensed Light1" officeooo:rsid="009437be"/>
    </style:style>
    <style:style style:name="T164" style:family="text">
      <style:text-properties fo:color="#000000" loext:opacity="100%" style:font-name="Futura Std Condensed Light1" officeooo:rsid="00ad72a6"/>
    </style:style>
    <style:style style:name="T165" style:family="text">
      <style:text-properties fo:color="#000000" loext:opacity="100%" style:font-name="Futura Std Condensed Light1" officeooo:rsid="00ae7c16"/>
    </style:style>
    <style:style style:name="T166" style:family="text">
      <style:text-properties fo:color="#000000" loext:opacity="100%" style:font-name="Futura Std Condensed Light1" officeooo:rsid="00b3984f"/>
    </style:style>
    <style:style style:name="T167" style:family="text">
      <style:text-properties fo:color="#000000" loext:opacity="100%" style:font-name="Futura Std Condensed Light1" officeooo:rsid="00b55d25"/>
    </style:style>
    <style:style style:name="T168" style:family="text">
      <style:text-properties fo:color="#000000" loext:opacity="100%" style:font-name="Futura Std Condensed Light1" officeooo:rsid="00c84595"/>
    </style:style>
    <style:style style:name="T169" style:family="text">
      <style:text-properties fo:color="#000000" loext:opacity="100%" style:font-name="Futura Std Condensed Light1" officeooo:rsid="00d7a278"/>
    </style:style>
    <style:style style:name="T170" style:family="text">
      <style:text-properties fo:color="#000000" loext:opacity="100%" style:font-name="Futura Std Condensed Light1" officeooo:rsid="00d87f02"/>
    </style:style>
    <style:style style:name="T171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72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73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74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75" style:family="text">
      <style:text-properties fo:color="#000000" loext:opacity="100%" style:font-name="Futura Std Condensed Light1" officeooo:rsid="0100e0b0"/>
    </style:style>
    <style:style style:name="T176" style:family="text">
      <style:text-properties fo:color="#000000" loext:opacity="100%" officeooo:rsid="00271d54"/>
    </style:style>
    <style:style style:name="T177" style:family="text">
      <style:text-properties fo:color="#000000" loext:opacity="100%" officeooo:rsid="002b15d7"/>
    </style:style>
    <style:style style:name="T178" style:family="text">
      <style:text-properties fo:color="#000000" loext:opacity="100%" officeooo:rsid="002c96b5"/>
    </style:style>
    <style:style style:name="T179" style:family="text">
      <style:text-properties fo:color="#000000" loext:opacity="100%" officeooo:rsid="002f6e18"/>
    </style:style>
    <style:style style:name="T180" style:family="text">
      <style:text-properties fo:color="#000000" loext:opacity="100%" officeooo:rsid="0031047f"/>
    </style:style>
    <style:style style:name="T181" style:family="text">
      <style:text-properties fo:color="#000000" loext:opacity="100%" officeooo:rsid="00386cd6"/>
    </style:style>
    <style:style style:name="T182" style:family="text">
      <style:text-properties fo:color="#000000" loext:opacity="100%" officeooo:rsid="00425146"/>
    </style:style>
    <style:style style:name="T183" style:family="text">
      <style:text-properties fo:color="#000000" loext:opacity="100%" officeooo:rsid="004f4fd7"/>
    </style:style>
    <style:style style:name="T184" style:family="text">
      <style:text-properties fo:color="#000000" loext:opacity="100%" officeooo:rsid="00530c9e"/>
    </style:style>
    <style:style style:name="T185" style:family="text">
      <style:text-properties fo:color="#000000" loext:opacity="100%" officeooo:rsid="0053acd1"/>
    </style:style>
    <style:style style:name="T186" style:family="text">
      <style:text-properties fo:color="#000000" loext:opacity="100%" officeooo:rsid="001d91d9"/>
    </style:style>
    <style:style style:name="T187" style:family="text">
      <style:text-properties fo:color="#000000" loext:opacity="100%" officeooo:rsid="001c6e04"/>
    </style:style>
    <style:style style:name="T188" style:family="text">
      <style:text-properties fo:color="#000000" loext:opacity="100%" officeooo:rsid="001ec6f4"/>
    </style:style>
    <style:style style:name="T189" style:family="text">
      <style:text-properties fo:color="#000000" loext:opacity="100%" officeooo:rsid="0021ae3f"/>
    </style:style>
    <style:style style:name="T190" style:family="text">
      <style:text-properties fo:color="#000000" loext:opacity="100%" officeooo:rsid="005ac6ad"/>
    </style:style>
    <style:style style:name="T191" style:family="text">
      <style:text-properties fo:color="#000000" loext:opacity="100%" officeooo:rsid="005ad40e"/>
    </style:style>
    <style:style style:name="T192" style:family="text">
      <style:text-properties fo:color="#000000" loext:opacity="100%" style:font-name="Futura Std Condensed"/>
    </style:style>
    <style:style style:name="T193" style:family="text">
      <style:text-properties fo:color="#000000" loext:opacity="100%" style:font-name="Futura Std Condensed" officeooo:rsid="002f6e18"/>
    </style:style>
    <style:style style:name="T194" style:family="text">
      <style:text-properties fo:color="#000000" loext:opacity="100%" style:font-name="Futura Std Condensed" style:text-underline-style="none" officeooo:rsid="00f9979f"/>
    </style:style>
    <style:style style:name="T195" style:family="text">
      <style:text-properties fo:color="#000000" loext:opacity="100%" style:font-name="Futura Std Condensed" style:text-underline-style="solid" style:text-underline-width="auto" style:text-underline-color="font-color" officeooo:rsid="0100e0b0"/>
    </style:style>
    <style:style style:name="T196" style:family="text">
      <style:text-properties fo:color="#000000" loext:opacity="100%" officeooo:rsid="008616df"/>
    </style:style>
    <style:style style:name="T197" style:family="text">
      <style:text-properties fo:color="#000000" loext:opacity="100%" officeooo:rsid="00880d2b"/>
    </style:style>
    <style:style style:name="T198" style:family="text">
      <style:text-properties fo:color="#000000" loext:opacity="100%" officeooo:rsid="0018c4ea"/>
    </style:style>
    <style:style style:name="T199" style:family="text">
      <style:text-properties fo:color="#000000" loext:opacity="100%" style:text-underline-style="none" officeooo:rsid="0013b1f0"/>
    </style:style>
    <style:style style:name="T200" style:family="text">
      <style:text-properties fo:color="#000000" loext:opacity="100%" style:text-underline-style="none" officeooo:rsid="000f8f6a"/>
    </style:style>
    <style:style style:name="T201" style:family="text">
      <style:text-properties fo:color="#000000" loext:opacity="100%" style:text-underline-style="none" officeooo:rsid="00271d54"/>
    </style:style>
    <style:style style:name="T202" style:family="text">
      <style:text-properties fo:color="#000000" loext:opacity="100%" style:text-underline-style="none" officeooo:rsid="00ca4724"/>
    </style:style>
    <style:style style:name="T203" style:family="text">
      <style:text-properties fo:color="#000000" loext:opacity="100%" style:text-underline-style="none" officeooo:rsid="00e2218e"/>
    </style:style>
    <style:style style:name="T204" style:family="text">
      <style:text-properties fo:color="#000000" loext:opacity="100%" style:text-underline-style="none" officeooo:rsid="002f6e18"/>
    </style:style>
    <style:style style:name="T205" style:family="text">
      <style:text-properties fo:color="#000000" loext:opacity="100%" style:text-underline-style="none" officeooo:rsid="00e9a091"/>
    </style:style>
    <style:style style:name="T206" style:family="text">
      <style:text-properties fo:color="#000000" loext:opacity="100%" style:text-underline-style="none" officeooo:rsid="010a7099"/>
    </style:style>
    <style:style style:name="T207" style:family="text">
      <style:text-properties fo:color="#000000" loext:opacity="100%" style:text-underline-style="none" officeooo:rsid="011113a5"/>
    </style:style>
    <style:style style:name="T208" style:family="text">
      <style:text-properties fo:color="#000000" loext:opacity="100%" style:text-underline-style="none" officeooo:rsid="01114bb2"/>
    </style:style>
    <style:style style:name="T209" style:family="text">
      <style:text-properties fo:color="#000000" loext:opacity="100%" officeooo:rsid="008b52c7"/>
    </style:style>
    <style:style style:name="T210" style:family="text">
      <style:text-properties fo:color="#000000" loext:opacity="100%" officeooo:rsid="008cab49"/>
    </style:style>
    <style:style style:name="T211" style:family="text">
      <style:text-properties fo:color="#000000" loext:opacity="100%" officeooo:rsid="007dbde0"/>
    </style:style>
    <style:style style:name="T212" style:family="text">
      <style:text-properties fo:color="#000000" loext:opacity="100%" officeooo:rsid="0081581d"/>
    </style:style>
    <style:style style:name="T213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14" style:family="text">
      <style:text-properties fo:color="#000000" loext:opacity="100%" officeooo:rsid="0097a307"/>
    </style:style>
    <style:style style:name="T215" style:family="text">
      <style:text-properties fo:color="#000000" loext:opacity="100%" officeooo:rsid="009cb617"/>
    </style:style>
    <style:style style:name="T216" style:family="text">
      <style:text-properties fo:color="#000000" loext:opacity="100%" officeooo:rsid="0058a901"/>
    </style:style>
    <style:style style:name="T217" style:family="text">
      <style:text-properties fo:color="#000000" loext:opacity="100%" officeooo:rsid="00a27b36"/>
    </style:style>
    <style:style style:name="T218" style:family="text">
      <style:text-properties fo:color="#000000" loext:opacity="100%" officeooo:rsid="00a46215"/>
    </style:style>
    <style:style style:name="T219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20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21" style:family="text">
      <style:text-properties fo:color="#000000" loext:opacity="100%" officeooo:rsid="004190e1"/>
    </style:style>
    <style:style style:name="T222" style:family="text">
      <style:text-properties fo:color="#000000" loext:opacity="100%" officeooo:rsid="006a92be"/>
    </style:style>
    <style:style style:name="T223" style:family="text">
      <style:text-properties fo:color="#000000" loext:opacity="100%" officeooo:rsid="00c84595"/>
    </style:style>
    <style:style style:name="T224" style:family="text">
      <style:text-properties fo:color="#000000" loext:opacity="100%" officeooo:rsid="00d87f02"/>
    </style:style>
    <style:style style:name="T225" style:family="text">
      <style:text-properties fo:color="#000000" loext:opacity="100%" officeooo:rsid="00d9cd79"/>
    </style:style>
    <style:style style:name="T226" style:family="text">
      <style:text-properties fo:color="#000000" loext:opacity="100%" officeooo:rsid="00dcc94b"/>
    </style:style>
    <style:style style:name="T227" style:family="text">
      <style:text-properties fo:color="#000000" loext:opacity="100%" officeooo:rsid="00de2205"/>
    </style:style>
    <style:style style:name="T228" style:family="text">
      <style:text-properties fo:color="#000000" loext:opacity="100%" officeooo:rsid="00ebffaf"/>
    </style:style>
    <style:style style:name="T229" style:family="text">
      <style:text-properties fo:color="#000000" loext:opacity="100%" officeooo:rsid="00e69496"/>
    </style:style>
    <style:style style:name="T230" style:family="text">
      <style:text-properties fo:color="#000000" loext:opacity="100%" officeooo:rsid="00e83d4d"/>
    </style:style>
    <style:style style:name="T231" style:family="text">
      <style:text-properties fo:color="#000000" loext:opacity="100%" officeooo:rsid="00e4b10a"/>
    </style:style>
    <style:style style:name="T232" style:family="text">
      <style:text-properties fo:color="#000000" loext:opacity="100%" officeooo:rsid="00d7a278"/>
    </style:style>
    <style:style style:name="T233" style:family="text">
      <style:text-properties fo:color="#000000" loext:opacity="100%" officeooo:rsid="00fd7b76"/>
    </style:style>
    <style:style style:name="T234" style:family="text">
      <style:text-properties fo:color="#000000" loext:opacity="100%" officeooo:rsid="00ff1f5e"/>
    </style:style>
    <style:style style:name="T235" style:family="text">
      <style:text-properties fo:color="#000000" loext:opacity="100%" style:text-line-through-style="none" style:text-line-through-type="none" officeooo:rsid="011113a5"/>
    </style:style>
    <style:style style:name="T236" style:family="text">
      <style:text-properties fo:color="#000000" loext:opacity="100%" officeooo:rsid="0108be5c"/>
    </style:style>
    <style:style style:name="T237" style:family="text">
      <style:text-properties fo:color="#000000" loext:opacity="100%" officeooo:rsid="011113a5"/>
    </style:style>
    <style:style style:name="T238" style:family="text">
      <style:text-properties officeooo:rsid="0013b1f0"/>
    </style:style>
    <style:style style:name="T239" style:family="text">
      <style:text-properties style:text-underline-style="solid" style:text-underline-width="auto" style:text-underline-color="font-color" officeooo:rsid="0013b1f0"/>
    </style:style>
    <style:style style:name="T240" style:family="text">
      <style:text-properties style:text-underline-style="solid" style:text-underline-width="auto" style:text-underline-color="font-color" officeooo:rsid="001362f7"/>
    </style:style>
    <style:style style:name="T241" style:family="text">
      <style:text-properties style:text-underline-style="solid" style:text-underline-width="auto" style:text-underline-color="font-color" officeooo:rsid="000f8f6a"/>
    </style:style>
    <style:style style:name="T242" style:family="text">
      <style:text-properties style:text-underline-style="solid" style:text-underline-width="auto" style:text-underline-color="font-color" officeooo:rsid="0018c4ea"/>
    </style:style>
    <style:style style:name="T243" style:family="text">
      <style:text-properties style:text-underline-style="solid" style:text-underline-width="auto" style:text-underline-color="font-color" officeooo:rsid="00509422"/>
    </style:style>
    <style:style style:name="T244" style:family="text">
      <style:text-properties style:text-underline-style="solid" style:text-underline-width="auto" style:text-underline-color="font-color" officeooo:rsid="0085f838"/>
    </style:style>
    <style:style style:name="T245" style:family="text">
      <style:text-properties style:text-underline-style="solid" style:text-underline-width="auto" style:text-underline-color="font-color" officeooo:rsid="00880d2b"/>
    </style:style>
    <style:style style:name="T246" style:family="text">
      <style:text-properties style:text-underline-style="solid" style:text-underline-width="auto" style:text-underline-color="font-color" officeooo:rsid="0089ae28"/>
    </style:style>
    <style:style style:name="T247" style:family="text">
      <style:text-properties style:text-underline-style="solid" style:text-underline-width="auto" style:text-underline-color="font-color" officeooo:rsid="008b52c7"/>
    </style:style>
    <style:style style:name="T248" style:family="text">
      <style:text-properties style:text-underline-style="solid" style:text-underline-width="auto" style:text-underline-color="font-color" officeooo:rsid="0097a307"/>
    </style:style>
    <style:style style:name="T249" style:family="text">
      <style:text-properties style:text-underline-style="solid" style:text-underline-width="auto" style:text-underline-color="font-color" officeooo:rsid="00ba16c9"/>
    </style:style>
    <style:style style:name="T250" style:family="text">
      <style:text-properties style:text-underline-style="solid" style:text-underline-width="auto" style:text-underline-color="font-color" officeooo:rsid="00c58f5c"/>
    </style:style>
    <style:style style:name="T251" style:family="text">
      <style:text-properties style:text-underline-style="solid" style:text-underline-width="auto" style:text-underline-color="font-color" officeooo:rsid="00c8527a"/>
    </style:style>
    <style:style style:name="T252" style:family="text">
      <style:text-properties style:text-underline-style="solid" style:text-underline-width="auto" style:text-underline-color="font-color" officeooo:rsid="00d87f02"/>
    </style:style>
    <style:style style:name="T253" style:family="text">
      <style:text-properties style:text-underline-style="solid" style:text-underline-width="auto" style:text-underline-color="font-color" officeooo:rsid="00e2218e"/>
    </style:style>
    <style:style style:name="T254" style:family="text">
      <style:text-properties style:text-underline-style="solid" style:text-underline-width="auto" style:text-underline-color="font-color" officeooo:rsid="00e4b10a"/>
    </style:style>
    <style:style style:name="T255" style:family="text">
      <style:text-properties style:text-underline-style="none"/>
    </style:style>
    <style:style style:name="T256" style:family="text">
      <style:text-properties style:text-underline-style="none" officeooo:rsid="001362f7"/>
    </style:style>
    <style:style style:name="T257" style:family="text">
      <style:text-properties style:text-underline-style="none" officeooo:rsid="0085f838"/>
    </style:style>
    <style:style style:name="T258" style:family="text">
      <style:text-properties officeooo:rsid="0014442c"/>
    </style:style>
    <style:style style:name="T259" style:family="text">
      <style:text-properties officeooo:rsid="00145467"/>
    </style:style>
    <style:style style:name="T260" style:family="text">
      <style:text-properties officeooo:rsid="00155c6b"/>
    </style:style>
    <style:style style:name="T261" style:family="text">
      <style:text-properties officeooo:rsid="0016dd90"/>
    </style:style>
    <style:style style:name="T262" style:family="text">
      <style:text-properties officeooo:rsid="0018c4ea"/>
    </style:style>
    <style:style style:name="T263" style:family="text">
      <style:text-properties officeooo:rsid="001a20db"/>
    </style:style>
    <style:style style:name="T264" style:family="text">
      <style:text-properties officeooo:rsid="001c6e04"/>
    </style:style>
    <style:style style:name="T265" style:family="text">
      <style:text-properties officeooo:rsid="001d91d9"/>
    </style:style>
    <style:style style:name="T266" style:family="text">
      <style:text-properties officeooo:rsid="001ec6f4"/>
    </style:style>
    <style:style style:name="T267" style:family="text">
      <style:text-properties officeooo:rsid="00202faa"/>
    </style:style>
    <style:style style:name="T268" style:family="text">
      <style:text-properties officeooo:rsid="002104e7"/>
    </style:style>
    <style:style style:name="T269" style:family="text">
      <style:text-properties officeooo:rsid="0023e611"/>
    </style:style>
    <style:style style:name="T270" style:family="text">
      <style:text-properties officeooo:rsid="00254600"/>
    </style:style>
    <style:style style:name="T271" style:family="text">
      <style:text-properties officeooo:rsid="002b15d7"/>
    </style:style>
    <style:style style:name="T272" style:family="text">
      <style:text-properties officeooo:rsid="002db9f0"/>
    </style:style>
    <style:style style:name="T273" style:family="text">
      <style:text-properties officeooo:rsid="002f6e18"/>
    </style:style>
    <style:style style:name="T274" style:family="text">
      <style:text-properties fo:color="#2a6099" loext:opacity="100%" officeooo:rsid="005d8a45"/>
    </style:style>
    <style:style style:name="T275" style:family="text">
      <style:text-properties fo:color="#2a6099" loext:opacity="100%" officeooo:rsid="0013b1f0"/>
    </style:style>
    <style:style style:name="T276" style:family="text">
      <style:text-properties fo:color="#2a6099" loext:opacity="100%" officeooo:rsid="00530c9e"/>
    </style:style>
    <style:style style:name="T277" style:family="text">
      <style:text-properties fo:color="#2a6099" loext:opacity="100%" officeooo:rsid="009437be"/>
    </style:style>
    <style:style style:name="T278" style:family="text">
      <style:text-properties fo:color="#2a6099" loext:opacity="100%" officeooo:rsid="00a7cb89"/>
    </style:style>
    <style:style style:name="T279" style:family="text">
      <style:text-properties fo:color="#2a6099" loext:opacity="100%" style:font-name="Futura Std Condensed Light1" officeooo:rsid="00b55d25"/>
    </style:style>
    <style:style style:name="T280" style:family="text">
      <style:text-properties fo:color="#2a6099" loext:opacity="100%" style:font-name="Futura Std Condensed Light1" officeooo:rsid="01002c5e"/>
    </style:style>
    <style:style style:name="T281" style:family="text">
      <style:text-properties officeooo:rsid="0030d81e"/>
    </style:style>
    <style:style style:name="T282" style:family="text">
      <style:text-properties officeooo:rsid="0031047f"/>
    </style:style>
    <style:style style:name="T283" style:family="text">
      <style:text-properties officeooo:rsid="00324fc3"/>
    </style:style>
    <style:style style:name="T284" style:family="text">
      <style:text-properties officeooo:rsid="0035b9c5"/>
    </style:style>
    <style:style style:name="T285" style:family="text">
      <style:text-properties officeooo:rsid="003600f1"/>
    </style:style>
    <style:style style:name="T286" style:family="text">
      <style:text-properties style:font-name="Futura Std Condensed" officeooo:rsid="004190e1"/>
    </style:style>
    <style:style style:name="T287" style:family="text">
      <style:text-properties officeooo:rsid="004190e1"/>
    </style:style>
    <style:style style:name="T288" style:family="text">
      <style:text-properties officeooo:rsid="0048922a"/>
    </style:style>
    <style:style style:name="T289" style:family="text">
      <style:text-properties officeooo:rsid="002c96b5"/>
    </style:style>
    <style:style style:name="T290" style:family="text">
      <style:text-properties officeooo:rsid="004a78a6"/>
    </style:style>
    <style:style style:name="T291" style:family="text">
      <style:text-properties officeooo:rsid="004b5574"/>
    </style:style>
    <style:style style:name="T292" style:family="text">
      <style:text-properties officeooo:rsid="004e68bd"/>
    </style:style>
    <style:style style:name="T293" style:family="text">
      <style:text-properties officeooo:rsid="004f4fd7"/>
    </style:style>
    <style:style style:name="T294" style:family="text">
      <style:text-properties officeooo:rsid="004f7ac0"/>
    </style:style>
    <style:style style:name="T295" style:family="text">
      <style:text-properties officeooo:rsid="004ffb0c"/>
    </style:style>
    <style:style style:name="T296" style:family="text">
      <style:text-properties officeooo:rsid="00509422"/>
    </style:style>
    <style:style style:name="T297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98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99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300" style:family="text">
      <style:text-properties style:font-name="Futura Std Condensed Light1" fo:font-size="18pt" style:font-size-asian="18pt" style:font-size-complex="18pt"/>
    </style:style>
    <style:style style:name="T301" style:family="text">
      <style:text-properties officeooo:rsid="005170e5"/>
    </style:style>
    <style:style style:name="T302" style:family="text">
      <style:text-properties fo:color="#3465a4" loext:opacity="100%"/>
    </style:style>
    <style:style style:name="T303" style:family="text">
      <style:text-properties fo:color="#3465a4" loext:opacity="100%" style:font-name="Futura Std Condensed" officeooo:rsid="0057759a"/>
    </style:style>
    <style:style style:name="T304" style:family="text">
      <style:text-properties fo:color="#3465a4" loext:opacity="100%" style:font-name="Futura Std Condensed" officeooo:rsid="00de2205"/>
    </style:style>
    <style:style style:name="T305" style:family="text">
      <style:text-properties fo:color="#3465a4" loext:opacity="100%" style:font-name="Futura Std Condensed" style:text-underline-style="none" officeooo:rsid="00ebffaf"/>
    </style:style>
    <style:style style:name="T306" style:family="text">
      <style:text-properties fo:color="#3465a4" loext:opacity="100%" style:font-name="Futura Std Condensed" style:text-underline-style="none" officeooo:rsid="00ef6c52"/>
    </style:style>
    <style:style style:name="T307" style:family="text">
      <style:text-properties fo:color="#3465a4" loext:opacity="100%" officeooo:rsid="00d46de4"/>
    </style:style>
    <style:style style:name="T308" style:family="text">
      <style:text-properties fo:color="#3465a4" loext:opacity="100%" officeooo:rsid="00d87f02"/>
    </style:style>
    <style:style style:name="T309" style:family="text">
      <style:text-properties fo:color="#3465a4" loext:opacity="100%" officeooo:rsid="0102d0e2"/>
    </style:style>
    <style:style style:name="T310" style:family="text">
      <style:text-properties officeooo:rsid="00530c9e"/>
    </style:style>
    <style:style style:name="T311" style:family="text">
      <style:text-properties officeooo:rsid="005a3f3b"/>
    </style:style>
    <style:style style:name="T312" style:family="text">
      <style:text-properties officeooo:rsid="005ad40e"/>
    </style:style>
    <style:style style:name="T313" style:family="text">
      <style:text-properties officeooo:rsid="005b5999"/>
    </style:style>
    <style:style style:name="T314" style:family="text">
      <style:text-properties officeooo:rsid="005c7fa8"/>
    </style:style>
    <style:style style:name="T315" style:family="text">
      <style:text-properties officeooo:rsid="0058a901"/>
    </style:style>
    <style:style style:name="T316" style:family="text">
      <style:text-properties officeooo:rsid="005d8a45"/>
    </style:style>
    <style:style style:name="T317" style:family="text">
      <style:text-properties officeooo:rsid="00608b0f"/>
    </style:style>
    <style:style style:name="T318" style:family="text">
      <style:text-properties fo:font-size="16pt" style:text-underline-style="none" style:font-size-asian="16pt" style:font-size-complex="16pt"/>
    </style:style>
    <style:style style:name="T319" style:family="text">
      <style:text-properties fo:font-size="16pt" style:text-underline-style="none" officeooo:rsid="00c56511" style:font-size-asian="16pt" style:font-size-complex="16pt"/>
    </style:style>
    <style:style style:name="T320" style:family="text">
      <style:text-properties officeooo:rsid="006ff937"/>
    </style:style>
    <style:style style:name="T321" style:family="text">
      <style:text-properties style:font-name="Futura Std Condensed Light" fo:font-size="18pt" style:font-size-asian="18pt" style:font-size-complex="18pt"/>
    </style:style>
    <style:style style:name="T322" style:family="text">
      <style:text-properties style:font-name="Futura Std Condensed Light" fo:font-size="18pt" officeooo:rsid="0071cc19" style:font-size-asian="18pt" style:font-size-complex="18pt"/>
    </style:style>
    <style:style style:name="T323" style:family="text">
      <style:text-properties officeooo:rsid="00757a7e"/>
    </style:style>
    <style:style style:name="T324" style:family="text">
      <style:text-properties officeooo:rsid="007cce26"/>
    </style:style>
    <style:style style:name="T325" style:family="text">
      <style:text-properties officeooo:rsid="007dbde0"/>
    </style:style>
    <style:style style:name="T326" style:family="text">
      <style:text-properties officeooo:rsid="007f1654"/>
    </style:style>
    <style:style style:name="T327" style:family="text">
      <style:text-properties officeooo:rsid="00811ecb"/>
    </style:style>
    <style:style style:name="T328" style:family="text">
      <style:text-properties officeooo:rsid="0081581d"/>
    </style:style>
    <style:style style:name="T329" style:family="text">
      <style:text-properties officeooo:rsid="0089ae28"/>
    </style:style>
    <style:style style:name="T330" style:family="text">
      <style:text-properties officeooo:rsid="008b52c7"/>
    </style:style>
    <style:style style:name="T331" style:family="text">
      <style:text-properties officeooo:rsid="008bfe80"/>
    </style:style>
    <style:style style:name="T332" style:family="text">
      <style:text-properties officeooo:rsid="009437be"/>
    </style:style>
    <style:style style:name="T333" style:family="text">
      <style:text-properties officeooo:rsid="0096314b"/>
    </style:style>
    <style:style style:name="T334" style:family="text">
      <style:text-properties fo:color="#00a933" loext:opacity="100%" style:text-underline-style="solid" style:text-underline-width="auto" style:text-underline-color="font-color" officeooo:rsid="001a20db"/>
    </style:style>
    <style:style style:name="T335" style:family="text">
      <style:text-properties fo:color="#00a933" loext:opacity="100%" style:text-underline-style="solid" style:text-underline-width="auto" style:text-underline-color="font-color" officeooo:rsid="0089ae28"/>
    </style:style>
    <style:style style:name="T336" style:family="text">
      <style:text-properties fo:color="#00a933" loext:opacity="100%" style:text-underline-style="solid" style:text-underline-width="auto" style:text-underline-color="font-color" officeooo:rsid="008b52c7"/>
    </style:style>
    <style:style style:name="T337" style:family="text">
      <style:text-properties fo:color="#00a933" loext:opacity="100%" style:text-underline-style="solid" style:text-underline-width="auto" style:text-underline-color="font-color" officeooo:rsid="0018c4ea"/>
    </style:style>
    <style:style style:name="T338" style:family="text">
      <style:text-properties fo:color="#00a933" loext:opacity="100%" style:text-underline-style="solid" style:text-underline-width="auto" style:text-underline-color="font-color" officeooo:rsid="001362f7"/>
    </style:style>
    <style:style style:name="T339" style:family="text">
      <style:text-properties fo:color="#00a933" loext:opacity="100%" style:text-underline-style="solid" style:text-underline-width="auto" style:text-underline-color="font-color" officeooo:rsid="00c58f5c"/>
    </style:style>
    <style:style style:name="T340" style:family="text">
      <style:text-properties fo:color="#00a933" loext:opacity="100%" style:text-underline-style="solid" style:text-underline-width="auto" style:text-underline-color="font-color" officeooo:rsid="00ca4724"/>
    </style:style>
    <style:style style:name="T341" style:family="text">
      <style:text-properties fo:color="#00a933" loext:opacity="100%" style:text-underline-style="solid" style:text-underline-width="auto" style:text-underline-color="font-color" officeooo:rsid="011113a5"/>
    </style:style>
    <style:style style:name="T342" style:family="text">
      <style:text-properties fo:color="#00a933" loext:opacity="100%" officeooo:rsid="0089ae28"/>
    </style:style>
    <style:style style:name="T343" style:family="text">
      <style:text-properties fo:color="#00a933" loext:opacity="100%" officeooo:rsid="00d87f02"/>
    </style:style>
    <style:style style:name="T344" style:family="text">
      <style:text-properties fo:color="#00a933" loext:opacity="100%" officeooo:rsid="00ef6c52"/>
    </style:style>
    <style:style style:name="T345" style:family="text">
      <style:text-properties fo:color="#00a933" loext:opacity="100%" officeooo:rsid="01114bb2"/>
    </style:style>
    <style:style style:name="T346" style:family="text">
      <style:text-properties officeooo:rsid="0098f5b4"/>
    </style:style>
    <style:style style:name="T347" style:family="text">
      <style:text-properties officeooo:rsid="0099caad"/>
    </style:style>
    <style:style style:name="T348" style:family="text">
      <style:text-properties officeooo:rsid="00a0f062"/>
    </style:style>
    <style:style style:name="T349" style:family="text">
      <style:text-properties fo:color="#158466" loext:opacity="100%"/>
    </style:style>
    <style:style style:name="T350" style:family="text">
      <style:text-properties fo:color="#158466" loext:opacity="100%" officeooo:rsid="00ae7c16"/>
    </style:style>
    <style:style style:name="T351" style:family="text">
      <style:text-properties fo:color="#158466" loext:opacity="100%" style:font-name="Futura Std Condensed" officeooo:rsid="00b3984f"/>
    </style:style>
    <style:style style:name="T352" style:family="text">
      <style:text-properties officeooo:rsid="00b8d8fd"/>
    </style:style>
    <style:style style:name="T353" style:family="text">
      <style:text-properties fo:color="#808080" loext:opacity="100%" officeooo:rsid="00a7cb89"/>
    </style:style>
    <style:style style:name="T354" style:family="text">
      <style:text-properties fo:color="#808080" loext:opacity="100%" style:font-name="Futura Std Condensed" officeooo:rsid="00a46215"/>
    </style:style>
    <style:style style:name="T355" style:family="text">
      <style:text-properties fo:color="#808080" loext:opacity="100%" officeooo:rsid="00a46215"/>
    </style:style>
    <style:style style:name="T356" style:family="text">
      <style:text-properties fo:color="#808080" loext:opacity="100%" fo:font-weight="bold" officeooo:rsid="00a46215" style:font-weight-asian="bold" style:font-weight-complex="bold"/>
    </style:style>
    <style:style style:name="T357" style:family="text">
      <style:text-properties fo:color="#808080" loext:opacity="100%" officeooo:rsid="00dcc94b"/>
    </style:style>
    <style:style style:name="T358" style:family="text">
      <style:text-properties fo:color="#808080" loext:opacity="100%" officeooo:rsid="00e9a091"/>
    </style:style>
    <style:style style:name="T359" style:family="text">
      <style:text-properties officeooo:rsid="00c28cba"/>
    </style:style>
    <style:style style:name="T360" style:family="text">
      <style:text-properties officeooo:rsid="00c58f5c"/>
    </style:style>
    <style:style style:name="T361" style:family="text">
      <style:text-properties officeooo:rsid="00c8a72c"/>
    </style:style>
    <style:style style:name="T362" style:family="text">
      <style:text-properties officeooo:rsid="00ca4724"/>
    </style:style>
    <style:style style:name="T363" style:family="text">
      <style:text-properties officeooo:rsid="00cb7f5f"/>
    </style:style>
    <style:style style:name="T364" style:family="text">
      <style:text-properties officeooo:rsid="00d287be"/>
    </style:style>
    <style:style style:name="T365" style:family="text">
      <style:text-properties officeooo:rsid="00d67541"/>
    </style:style>
    <style:style style:name="T366" style:family="text">
      <style:text-properties officeooo:rsid="00d87f02"/>
    </style:style>
    <style:style style:name="T367" style:family="text">
      <style:text-properties fo:font-size="18pt" officeooo:rsid="00c56511" style:font-size-asian="18pt" style:font-size-complex="18pt"/>
    </style:style>
    <style:style style:name="T368" style:family="text">
      <style:text-properties fo:font-size="18pt" officeooo:rsid="00c84595" style:font-size-asian="18pt" style:font-size-complex="18pt"/>
    </style:style>
    <style:style style:name="T369" style:family="text">
      <style:text-properties fo:font-size="18pt" officeooo:rsid="00c28cba" style:font-size-asian="18pt" style:font-size-complex="18pt"/>
    </style:style>
    <style:style style:name="T370" style:family="text">
      <style:text-properties fo:font-size="18pt" officeooo:rsid="00c3b924" style:font-size-asian="18pt" style:font-size-complex="18pt"/>
    </style:style>
    <style:style style:name="T371" style:family="text">
      <style:text-properties officeooo:rsid="007b6d21"/>
    </style:style>
    <style:style style:name="T372" style:family="text">
      <style:text-properties officeooo:rsid="00dcc94b"/>
    </style:style>
    <style:style style:name="T373" style:family="text">
      <style:text-properties officeooo:rsid="00e112ed"/>
    </style:style>
    <style:style style:name="T374" style:family="text">
      <style:text-properties officeooo:rsid="00e2218e"/>
    </style:style>
    <style:style style:name="T375" style:family="text">
      <style:text-properties officeooo:rsid="00e4b10a"/>
    </style:style>
    <style:style style:name="T376" style:family="text">
      <style:text-properties officeooo:rsid="00e707e0"/>
    </style:style>
    <style:style style:name="T377" style:family="text">
      <style:text-properties officeooo:rsid="00e86cd5"/>
    </style:style>
    <style:style style:name="T378" style:family="text">
      <style:text-properties officeooo:rsid="00e9a091"/>
    </style:style>
    <style:style style:name="T379" style:family="text">
      <style:text-properties officeooo:rsid="00ebffaf"/>
    </style:style>
    <style:style style:name="T380" style:family="text">
      <style:text-properties officeooo:rsid="00f77c78"/>
    </style:style>
    <style:style style:name="T381" style:family="text">
      <style:text-properties officeooo:rsid="00fa6c72"/>
    </style:style>
    <style:style style:name="T382" style:family="text">
      <style:text-properties officeooo:rsid="0102d0e2"/>
    </style:style>
    <style:style style:name="T383" style:family="text">
      <style:text-properties officeooo:rsid="01060e74"/>
    </style:style>
    <style:style style:name="T384" style:family="text">
      <style:text-properties officeooo:rsid="0108be5c"/>
    </style:style>
    <style:style style:name="T385" style:family="text">
      <style:text-properties officeooo:rsid="011113a5"/>
    </style:style>
    <style:style style:name="T386" style:family="text">
      <style:text-properties officeooo:rsid="01114b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94">P</text:span><text:span text:style-name="T4">eaceful Alien</text:span> <text:span text:style-name="T346">l</text:span>and<text:span text:style-name="T3">s</text:span> in a Kindergarten. Kids are coming from everywhere. More and more. They tend to surround the <text:span text:style-name="T3">Alien</text:span> <text:span text:style-name="T292">a</text:span><text:span text:style-name="T4">nd they want “blood”! </text:span><text:span text:style-name="T366">The </text:span><text:span text:style-name="T272">Alien</text:span> has to avoid <text:span text:style-name="T1">kids</text:span> in order to survive. Everything’s seen through a surveillance<text:span text:style-name="T272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58">The game will be a</text:span><text:span text:style-name="T21"> </text:span><text:span text:style-name="T24">Top Down Shooter</text:span><text:span text:style-name="T152"> in </text:span><text:span text:style-name="T21">2D pixel art</text:span><text:span text:style-name="T258"> </text:span><text:span text:style-name="T268">style</text:span><text:span text:style-name="T258">.</text:span></text:p>
      <text:p text:style-name="P22"/>
      <text:p text:style-name="P22"><text:tab/>The game will<text:span text:style-name="T238"> </text:span>be in <text:span text:style-name="T6">German</text:span> (just because the title rocks in German).</text:p>
      <text:p text:style-name="P22"/>
      <text:p text:style-name="P26"><text:tab/><text:span text:style-name="T31">1 player versus CPU</text:span><text:span text:style-name="T178">.</text:span></text:p>
      <text:p text:style-name="P22"/>
      <text:p text:style-name="P26"><text:tab/><text:span text:style-name="T36">1 difficulty level</text:span><text:span text:style-name="T178">.</text:span></text:p>
      <text:p text:style-name="P34"/>
      <text:p text:style-name="P34"><text:tab/><text:span text:style-name="T258">One</text:span> game last<text:span text:style-name="T266">s</text:span> <text:span text:style-name="T238">up to</text:span> <text:span text:style-name="T14">1 minute</text:span> (or a bit more <text:span text:style-name="T238">with luck as player will become “blind” at some point</text:span>). <text:span text:style-name="T295">Well. As long as the Alien can survive, the game isn’t over but considering that </text:span><text:span text:style-name="T311">after </text:span><text:span text:style-name="T295">about 1 minute the screen </text:span><text:span text:style-name="T332">gets</text:span><text:span text:style-name="T295"> black, I don’t think the game will last very long </text:span><text:span text:style-name="T332">after that</text:span><text:span text:style-name="T295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34">.</text:span><text:span text:style-name="T275"> </text:span><text:span text:style-name="T287">We’ll give the length of the game but</text:span><text:span text:style-name="T221"> </text:span><text:span text:style-name="T222">(</text:span><text:span text:style-name="T221">if it doesn’t break the record, then</text:span><text:span text:style-name="T222">)</text:span><text:span text:style-name="T221"> </text:span><text:span text:style-name="T287">“</text:span><text:span text:style-name="T286">it’ll be lost for ever like tears in the rain!</text:span><text:span text:style-name="T287">” </text:span><text:span text:style-name="T308">This means that we’ll have to write something in a file on the computer… Is that a good idea (probably not)?</text:span></text:p>
      <text:p text:style-name="P23"/>
      <text:p text:style-name="P23"><text:tab/><text:span text:style-name="T20">Nothing to gather</text:span><text:span text:style-name="T238">: no bonus, </text:span><text:span text:style-name="T292">no health, </text:span><text:span text:style-name="T238">no money, no points, </text:span><text:span text:style-name="T258">no weapon, no armor, </text:span><text:span text:style-name="T238">no nothing!</text:span></text:p>
      <text:p text:style-name="P23"/>
      <text:p text:style-name="P23"><text:tab/><text:span text:style-name="T40">“</text:span><text:span text:style-name="T42">C</text:span><text:span text:style-name="T43">ontact” with</text:span><text:span text:style-name="T44"> </text:span><text:span text:style-name="T42">enemies</text:span><text:span text:style-name="T44"> </text:span><text:span text:style-name="T43">deals </text:span><text:span text:style-name="T42">no </text:span><text:span text:style-name="T43">damage, </text:span><text:span text:style-name="T45">only </text:span><text:span text:style-name="T46">physical attacks/</text:span><text:span text:style-name="T45">projectiles/</text:span><text:span text:style-name="T47">weapons</text:span><text:span text:style-name="T45"> do.</text:span></text:p>
      <text:p text:style-name="P23"/>
      <text:p text:style-name="P23"><text:span text:style-name="T60"><text:tab/></text:span><text:span text:style-name="T77">The Alien is invulnerable for the first </text:span><text:span text:style-name="T101">2</text:span><text:span text:style-name="T77"> seconds </text:span><text:span text:style-name="T85">of the game “</text:span><text:span text:style-name="T101">flashing” </text:span><text:span text:style-name="T105">transparent</text:span><text:span text:style-name="T77">!</text:span></text:p>
      <text:p text:style-name="P23"><text:span text:style-name="T77"><text:tab/></text:span><text:span text:style-name="T101">While invulnerable, the alien can’t use his talent...</text:span></text:p>
      <text:p text:style-name="P100"><text:span text:style-name="T348">The </text:span>Alien</text:p>
      <text:p text:style-name="P101"/>
      <text:p text:style-name="P53"><text:span text:style-name="T332">The</text:span> <text:span text:style-name="T332">A</text:span>lien<text:span text:style-name="T332">s</text:span> <text:span text:style-name="T332">have</text:span> <text:span text:style-name="T311">female </text:span>German old fashioned name<text:span text:style-name="T332">s</text:span>: <text:span text:style-name="T332">the player’s Alien is called </text:span><text:span text:style-name="T85">Brünhild</text:span><text:span text:style-name="T332">, the other one at the teleportation desk is called </text:span><text:span text:style-name="T85">Gudrun</text:span><text:span text:style-name="T223"> </text:span><text:span text:style-name="T228">and the Great Tependicular’s name is </text:span><text:span text:style-name="T108">Hildegard</text:span>!</text:p>
      <text:p text:style-name="P35"/>
      <text:p text:style-name="P108"><text:span text:style-name="T155">The </text:span><text:span text:style-name="T164">A</text:span><text:span text:style-name="T154">lien </text:span><text:span text:style-name="T163">has</text:span><text:span text:style-name="T284"> 1000 hit points (HP)</text:span><text:span text:style-name="T154">.</text:span></text:p>
      <text:p text:style-name="P37"/>
      <text:p text:style-name="P43"><text:tab/><text:span text:style-name="T332">The</text:span><text:span text:style-name="T269"> Alien has</text:span><text:span text:style-name="T4"> </text:span><text:span text:style-name="T15">1</text:span><text:span text:style-name="T14"> defensive </text:span><text:span text:style-name="T21">skill</text:span><text:span text:style-name="T151"> </text:span><text:span text:style-name="T210">to choose </text:span><text:span text:style-name="T227">(</text:span><text:span text:style-name="T304">*: visible in the “demo”</text:span><text:span text:style-name="T305"> / </text:span><text:span text:style-name="T306">**: nothing needed</text:span><text:span text:style-name="T227">)</text:span>:</text:p>
      <text:p text:style-name="P37"/>
      <text:p text:style-name="P39"><text:tab/>- <text:span text:style-name="T14">Random teleportation</text:span><text:span text:style-name="T304">*</text:span><text:span text:style-name="T192"> </text:span><text:span text:style-name="T198">(</text:span><text:span text:style-name="T336">cooldown: </text:span><text:span text:style-name="T340">10</text:span><text:span text:style-name="T336"> seconds</text:span><text:span text:style-name="T198">). </text:span><text:span text:style-name="T225">Available teleportation points are defined in the Background.tscn.</text:span></text:p>
      <text:p text:style-name="P42"><text:tab/>- <text:span text:style-name="T14">Dash</text:span><text:span text:style-name="T304">*</text:span> <text:span text:style-name="T2">(</text:span><text:span text:style-name="T241">pass through </text:span><text:span text:style-name="T239">kids and attacks</text:span><text:span text:style-name="T199"> – </text:span><text:span text:style-name="T336">cooldown: 15 seconds</text:span><text:span text:style-name="T2">).</text:span></text:p>
      <text:p text:style-name="P42"><text:tab/>- <text:span text:style-name="T14">Repulsive “</text:span><text:span text:style-name="T16">explosions”</text:span><text:span text:style-name="T304">*</text:span><text:span text:style-name="T132"> </text:span><text:span text:style-name="T133">(repulsive effect </text:span><text:span text:style-name="T134">only on kids </text:span><text:span text:style-name="T132">–</text:span><text:span text:style-name="T134"> </text:span><text:span text:style-name="T136">not the </text:span><text:span text:style-name="T150">ranged </text:span><text:span text:style-name="T136">attacks</text:span><text:span text:style-name="T199"> – </text:span><text:span text:style-name="T336">cooldown: 10 seconds</text:span><text:span text:style-name="T133">).</text:span></text:p>
      <text:p text:style-name="P42"><text:tab/>- <text:span text:style-name="T14">Freezing </text:span><text:span text:style-name="T17">“</text:span><text:span text:style-name="T65">shock wave”</text:span><text:span text:style-name="T304">*</text:span><text:span text:style-name="T18"> </text:span><text:span text:style-name="T133">(</text:span><text:span text:style-name="T144">Freezes nearby enemies for </text:span><text:span text:style-name="T145">4</text:span><text:span text:style-name="T144"> seconds</text:span><text:span text:style-name="T199"> </text:span><text:span text:style-name="T200">–</text:span><text:span text:style-name="T199"> </text:span><text:span text:style-name="T136">not the </text:span><text:span text:style-name="T150">ranged attacks</text:span><text:span text:style-name="T199"> – </text:span><text:span text:style-name="T336">cooldown: 15 seconds</text:span><text:span text:style-name="T133">).</text:span></text:p>
      <text:p text:style-name="P44"><text:tab/>- <text:span text:style-name="T19">Quick r</text:span><text:span text:style-name="T18">unner</text:span><text:span text:style-name="T306">**</text:span><text:span text:style-name="T18"> </text:span><text:span text:style-name="T133">(</text:span><text:span text:style-name="T214">runs</text:span><text:span text:style-name="T197"> 2</text:span><text:span text:style-name="T209">0</text:span><text:span text:style-name="T197">% faster – </text:span><text:span text:style-name="T338">permanent</text:span><text:span text:style-name="T133">). </text:span><text:span text:style-name="T149">It means </text:span><text:span text:style-name="T48">increasing fps</text:span><text:span text:style-name="T149"> or </text:span><text:span text:style-name="T48">m/s</text:span><text:span text:style-name="T149">.</text:span></text:p>
      <text:p text:style-name="P42"><text:tab/>- <text:span text:style-name="T16">Force </text:span><text:span text:style-name="T65">f</text:span><text:span text:style-name="T16">ield</text:span><text:span text:style-name="T304">*</text:span><text:span text:style-name="T132"> </text:span><text:span text:style-name="T133">(repulsive effect </text:span><text:span text:style-name="T196">for </text:span><text:span text:style-name="T197">6</text:span><text:span text:style-name="T196"> seconds</text:span><text:span text:style-name="T134"> on </text:span><text:span text:style-name="T148">ranged attacks</text:span><text:span text:style-name="T199"> – </text:span><text:span text:style-name="T336">cooldown: </text:span><text:span text:style-name="T341">10</text:span><text:span text:style-name="T336"> seconds</text:span><text:span text:style-name="T133">).</text:span></text:p>
      <text:p text:style-name="P42"><text:tab/>- <text:span text:style-name="T16">Time stop</text:span><text:span text:style-name="T304">*</text:span><text:span text:style-name="T16"> </text:span><text:span text:style-name="T133">(affects </text:span><text:span text:style-name="T144">everything </text:span><text:span text:style-name="T219">(except </text:span><text:span text:style-name="T220">the Alien</text:span><text:span text:style-name="T219">)</text:span><text:span text:style-name="T144"> for 3 seconds</text:span><text:span text:style-name="T199"> – </text:span><text:span text:style-name="T336">cooldown: 20 seconds</text:span><text:span text:style-name="T134">).</text:span></text:p>
      <text:p text:style-name="P43"><text:tab/>- <text:span text:style-name="T19">Mirror images</text:span><text:span text:style-name="T304">*</text:span><text:span text:style-name="T130"> (</text:span><text:span text:style-name="T247">3</text:span><text:span text:style-name="T240"> </text:span><text:span text:style-name="T248">i</text:span><text:span text:style-name="T247">nvulnerable </text:span><text:span text:style-name="T245">copies </text:span><text:span text:style-name="T248">of the Alien</text:span><text:span text:style-name="T130"> </text:span><text:span text:style-name="T362">appear (“flashing” </text:span><text:span text:style-name="T374">transparent</text:span><text:span text:style-name="T362"> for 1 frame) and </text:span><text:span text:style-name="T130">start </text:span><text:span text:style-name="T331">running</text:span><text:span text:style-name="T130"> in random directions from the player attracting closest kids for </text:span><text:span text:style-name="T244">3</text:span><text:span text:style-name="T240"> seconds</text:span><text:span text:style-name="T256"> </text:span><text:span text:style-name="T257">then disappear</text:span><text:span text:style-name="T199"> </text:span><text:span text:style-name="T202">(“flashing” </text:span><text:span text:style-name="T203">transparent</text:span><text:span text:style-name="T202"> for 1 frame) </text:span><text:span text:style-name="T199">– </text:span><text:span text:style-name="T336">cooldown: 1</text:span><text:span text:style-name="T339">5</text:span><text:span text:style-name="T336"> seconds</text:span><text:span text:style-name="T130">).</text:span></text:p>
      <text:p text:style-name="P44"><text:tab/>- <text:span text:style-name="T25">Dodger</text:span><text:span text:style-name="T306">**</text:span><text:span text:style-name="T262"> (hit box </text:span><text:span text:style-name="T293">size </text:span><text:span text:style-name="T262">reduced</text:span><text:span text:style-name="T133"> </text:span><text:span text:style-name="T197">by 2</text:span><text:span text:style-name="T209">0</text:span><text:span text:style-name="T197">% </text:span><text:span text:style-name="T133">– </text:span><text:span text:style-name="T337">permanent</text:span><text:span text:style-name="T262">).</text:span></text:p>
      <text:p text:style-name="P42"><text:tab/>- <text:span text:style-name="T25">Invisible</text:span><text:span text:style-name="T304">*</text:span><text:span text:style-name="T262"> (makes </text:span><text:span text:style-name="T242">enemies go away </text:span><text:span text:style-name="T246">as if the Alien wasn’t here</text:span><text:span text:style-name="T262"> for </text:span><text:span text:style-name="T360">4</text:span><text:span text:style-name="T262"> seconds</text:span><text:span text:style-name="T199"> </text:span><text:span text:style-name="T208">but can take damages </text:span><text:span text:style-name="T199">– </text:span><text:span text:style-name="T336">cooldown: </text:span><text:span text:style-name="T339">20</text:span><text:span text:style-name="T336"> seconds</text:span><text:span text:style-name="T262">).</text:span></text:p>
      <text:p text:style-name="P42"><text:tab/>- <text:span text:style-name="T25">Shield</text:span><text:span text:style-name="T304">*</text:span><text:span text:style-name="T262"> (</text:span><text:span text:style-name="T243">invulnerable to </text:span><text:span text:style-name="T249">hand-to-hand</text:span><text:span text:style-name="T246"> </text:span><text:span text:style-name="T243">attack</text:span><text:span text:style-name="T249">s</text:span><text:span text:style-name="T246"> for </text:span><text:span text:style-name="T250">3</text:span><text:span text:style-name="T246"> seconds</text:span><text:span text:style-name="T199"> – </text:span><text:span text:style-name="T336">cooldown: 10 seconds</text:span><text:span text:style-name="T262">).</text:span></text:p>
      <text:p text:style-name="P54"><text:tab/>- <text:span text:style-name="T14">Second life</text:span><text:span text:style-name="T306">**</text:span> (restart with <text:span text:style-name="T333">300 HP</text:span> from where the <text:span text:style-name="T362">Alien</text:span><text:span text:style-name="T324"> died – </text:span><text:span text:style-name="T342">only 1 time</text:span>). <text:span text:style-name="T366">No teleportation at the restart. The enemies resume doing their things. The alien stays dead for 2 seconds then revive</text:span><text:span text:style-name="T385">s</text:span><text:span text:style-name="T366"> “flashing” </text:span><text:span text:style-name="T374">transparent</text:span><text:span text:style-name="T366"> for 1 </text:span><text:span text:style-name="T385">second (no invulnerability at restart)</text:span><text:span text:style-name="T366">.</text:span></text:p>
      <text:p text:style-name="P44"><text:tab/>- <text:span text:style-name="T25">Healthy</text:span><text:span text:style-name="T306">**</text:span><text:span text:style-name="T262"> (</text:span><text:span text:style-name="T293">2</text:span><text:span text:style-name="T330">0</text:span><text:span text:style-name="T293">% </text:span><text:span text:style-name="T262">more hit points – </text:span><text:span text:style-name="T335">permanent</text:span><text:span text:style-name="T262">).</text:span></text:p>
      <text:p text:style-name="P44"><text:tab/>- <text:span text:style-name="T26">Regeneration</text:span><text:span text:style-name="T306">**</text:span><text:span text:style-name="T263"> (</text:span><text:span text:style-name="T333">5</text:span><text:span text:style-name="T329"> hp per second – </text:span><text:span text:style-name="T334">permanent</text:span><text:span text:style-name="T263">).</text:span></text:p>
      <text:p text:style-name="P44"><text:tab/>- <text:span text:style-name="T27">Hand to hand </text:span><text:span text:style-name="T81">specialist</text:span><text:span text:style-name="T306">**</text:span><text:span text:style-name="T264"> (50% damage from short range but 200% damage from long range – </text:span><text:span text:style-name="T335">permanent</text:span><text:span text:style-name="T264">).</text:span></text:p>
      <text:p text:style-name="P44"><text:tab/>- <text:span text:style-name="T27">Ranged </text:span><text:span text:style-name="T34">fighting </text:span><text:span text:style-name="T81">expert</text:span><text:span text:style-name="T306">**</text:span><text:span text:style-name="T264"> (50% damage from long range but 200% damage from short range – </text:span><text:span text:style-name="T335">permanent</text:span><text:span text:style-name="T264">).</text:span></text:p>
      <text:p text:style-name="P47"><text:tab/>- <text:span text:style-name="T7">None!</text:span><text:span text:style-name="T13"> </text:span><text:span text:style-name="T210">(</text:span><text:span text:style-name="T237">+10% hp </text:span><text:span text:style-name="T198">–</text:span><text:span text:style-name="T237"> </text:span><text:span text:style-name="T343">permanen</text:span><text:span text:style-name="T344">t!</text:span><text:span text:style-name="T210">)</text:span><text:span text:style-name="T7"> </text:span><text:span text:style-name="T236">No talent selected</text:span><text:span text:style-name="T210">.</text:span></text:p>
      <text:p text:style-name="P45"><text:soft-page-break/><text:span text:style-name="T371"><text:tab/>- </text:span><text:span text:style-name="T104">Der Techniker</text:span><text:span text:style-name="T306">**</text:span><text:span text:style-name="T371"> </text:span><text:span text:style-name="T384">The technician </text:span><text:span text:style-name="T371">(</text:span><text:span text:style-name="T372">hidden talent to unlock (</text:span><text:span text:style-name="T357">see condition </text:span><text:span text:style-name="T358">at the end</text:span><text:span text:style-name="T372">)</text:span><text:span text:style-name="T324"> – </text:span><text:span text:style-name="T342">only 1 time</text:span><text:span text:style-name="T371">).</text:span><text:span text:style-name="T366"> </text:span><text:span text:style-name="T372">Resets the game overlay shader values </text:span><text:span text:style-name="T379">(and restart</text:span><text:span text:style-name="T384">s</text:span><text:span text:style-name="T379"> its animation!)</text:span><text:span text:style-name="T366">. </text:span><text:span text:style-name="T378">This allows a longer game leading to more kids…</text:span></text:p>
      <text:p text:style-name="P46"><text:span text:style-name="T371"><text:tab/>- </text:span><text:span text:style-name="T112">Zufällig...</text:span><text:span text:style-name="T371"> </text:span><text:span text:style-name="T384">H</text:span><text:span text:style-name="T372">idden talent to unlock (</text:span><text:span text:style-name="T357">see condition </text:span><text:span text:style-name="T358">at the end</text:span><text:span text:style-name="T371">).</text:span><text:span text:style-name="T366"> </text:span><text:span text:style-name="T383">A random talent is selected at game launch</text:span><text:span text:style-name="T378">… </text:span><text:span text:style-name="T384">The player won’t know which one has been selected until he uses it in game.</text:span></text:p>
      <text:p text:style-name="P45"><text:tab/>- <text:span text:style-name="T113">Kotz</text:span><text:span text:style-name="T14">sicher</text:span><text:span text:style-name="T306">**</text:span><text:span text:style-name="T384"> “Vomit-proof” (the alien can walk through vomit without suffering </text:span><text:span text:style-name="T385">only 50% of damages</text:span><text:span text:style-name="T384"> </text:span><text:span text:style-name="T324">–</text:span><text:span text:style-name="T384"> </text:span><text:span text:style-name="T335">permanent</text:span><text:span text:style-name="T384">).</text:span></text:p>
      <text:p text:style-name="P47"><text:tab/>- <text:span text:style-name="T114">Bullet time</text:span><text:span text:style-name="T385"> (everything (except the Alien) is slowed down by 50% for 3 seconds</text:span><text:span text:style-name="T202"> </text:span><text:span text:style-name="T199">– </text:span><text:span text:style-name="T336">cooldown: 1</text:span><text:span text:style-name="T339">5</text:span><text:span text:style-name="T336"> seconds</text:span><text:span text:style-name="T385">)</text:span></text:p>
      <text:p text:style-name="P47"><text:tab/>- <text:span text:style-name="T129">Geist</text:span><text:span text:style-name="T386"> (the Alien takes no damage and can pass through enemies for 4 seconds – </text:span><text:span text:style-name="T345">cooldown: 20 seconds</text:span><text:span text:style-name="T386">)</text:span></text:p>
      <text:p text:style-name="P41"/>
      <text:p text:style-name="P42"><text:span text:style-name="T210"><text:tab/></text:span><text:span text:style-name="T225">Shaders are </text:span><text:span text:style-name="T103">never</text:span><text:span text:style-name="T225"> affected by talents </text:span><text:span text:style-name="T226">(except </text:span><text:span text:style-name="T236">by</text:span><text:span text:style-name="T226"> </text:span><text:span text:style-name="T227">Der Techniker</text:span><text:span text:style-name="T226">)</text:span><text:span text:style-name="T225">!</text:span></text:p>
      <text:p text:style-name="P37"/>
      <text:p text:style-name="P37"><text:tab/><text:span text:style-name="T32">S</text:span><text:span text:style-name="T28">kill cooldown is shown by the sprite outline color</text:span><text:span text:style-name="T186"> </text:span><text:span text:style-name="T184">(red means not ready)</text:span><text:span text:style-name="T265">.</text:span></text:p>
      <text:p text:style-name="P40"><text:tab/><text:span text:style-name="T67">No HP shown on screen </text:span><text:span text:style-name="T276">(</text:span><text:span text:style-name="T277">we’ll eventually show that also with the outline turning blue</text:span><text:span text:style-name="T276">)</text:span><text:span text:style-name="T310">.</text:span></text:p>
      <text:p text:style-name="P40"><text:tab/><text:span text:style-name="T106">When hit, the Alien flashes white </text:span><text:span text:style-name="T100">for 1 frame</text:span><text:span text:style-name="T106">.</text:span></text:p>
      <text:p text:style-name="P33"><text:tab/><text:span text:style-name="T6">Each</text:span> <text:span text:style-name="T32">skill</text:span><text:span text:style-name="T14"> has </text:span><text:span text:style-name="T59">its own</text:span><text:span text:style-name="T14"> cooldown</text:span> (<text:span text:style-name="T238">duration</text:span> depending on the <text:span text:style-name="T258">skill </text:span><text:span text:style-name="T366">as seen above</text:span>).</text:p>
      <text:p text:style-name="P37"/>
      <text:p text:style-name="P118"/>
      <text:p text:style-name="P4">Enemies</text:p>
      <text:p text:style-name="P56"/>
      <text:p text:style-name="P56">- <text:span text:style-name="T22">Throwing </text:span><text:span text:style-name="T28">B</text:span><text:span text:style-name="T22">ooger </text:span><text:span text:style-name="T28">K</text:span><text:span text:style-name="T22">ids</text:span><text:span text:style-name="T259"> (</text:span><text:span text:style-name="T284">slow </text:span><text:span text:style-name="T259">medium ranged explosives </text:span><text:span text:style-name="T265">with small effect area</text:span><text:span text:style-name="T259">):</text:span></text:p>
      <text:p text:style-name="P56"><text:tab/><text:span text:style-name="T284">Alien loses </text:span><text:span text:style-name="T69">1</text:span><text:span text:style-name="T34">00 </text:span><text:span text:style-name="T58">HP</text:span><text:span text:style-name="T284"> when hit. </text:span><text:span text:style-name="T253">Only deals damage after exploding on the ground!</text:span></text:p>
      <text:p text:style-name="P56"/>
      <text:p text:style-name="P56">- <text:span text:style-name="T22">Spitting </text:span><text:span text:style-name="T28">K</text:span><text:span text:style-name="T22">ids</text:span><text:span text:style-name="T259"> (</text:span><text:span text:style-name="T284">quick s</text:span><text:span text:style-name="T281">hort </text:span><text:span text:style-name="T259">ranged </text:span><text:span text:style-name="T347">projectile</text:span><text:span text:style-name="T259">).</text:span></text:p>
      <text:p text:style-name="P57"><text:tab/><text:span text:style-name="T284">Alien loses </text:span><text:span text:style-name="T69">5</text:span><text:span text:style-name="T63">0</text:span><text:span text:style-name="T34"> </text:span><text:span text:style-name="T58">HP</text:span><text:span text:style-name="T284"> when hit. </text:span><text:span text:style-name="T374">Disappear before hitting ground (at the end of the animation).</text:span></text:p>
      <text:p text:style-name="P57"/>
      <text:p text:style-name="P56">- <text:span text:style-name="T22">Kids </text:span><text:span text:style-name="T28">W</text:span><text:span text:style-name="T22">ith </text:span><text:span text:style-name="T28">S</text:span><text:span text:style-name="T22">ticks</text:span><text:span text:style-name="T259"> (</text:span><text:span text:style-name="T284">very quick </text:span><text:span text:style-name="T273">hand to hand</text:span><text:span text:style-name="T259"> attack).</text:span></text:p>
      <text:p text:style-name="P57"><text:tab/><text:span text:style-name="T284">Alien loses </text:span><text:span text:style-name="T69">25</text:span><text:span text:style-name="T34"> </text:span><text:span text:style-name="T58">HP</text:span><text:span text:style-name="T284"> when hit.</text:span></text:p>
      <text:p text:style-name="P57"/>
      <text:p text:style-name="P58">- <text:span text:style-name="T65">Crying </text:span><text:span text:style-name="T29">Kids</text:span><text:span text:style-name="T267"> </text:span><text:span text:style-name="T296">run randomly then stop to cry</text:span><text:span text:style-name="T267">. </text:span><text:span text:style-name="T296">If the Alien is close enough, </text:span><text:span text:style-name="T366">that kid will try to </text:span><text:span text:style-name="T296">kick him. </text:span><text:span text:style-name="T366">Then r</text:span><text:span text:style-name="T301">esume </text:span><text:span text:style-name="T366">his </text:span><text:span text:style-name="T301">routine.</text:span></text:p>
      <text:p text:style-name="P58"><text:tab/><text:span text:style-name="T284">Alien loses </text:span><text:span text:style-name="T69">75</text:span><text:span text:style-name="T34"> </text:span><text:span text:style-name="T58">HP</text:span><text:span text:style-name="T284"> </text:span><text:span text:style-name="T301">when hit</text:span><text:span text:style-name="T285">.</text:span></text:p>
      <text:p text:style-name="P57"/>
      <text:p text:style-name="P56">- <text:span text:style-name="T28">Vomiting </text:span><text:span text:style-name="T29">K</text:span><text:span text:style-name="T28">ids</text:span><text:span text:style-name="T265"> (</text:span><text:span text:style-name="T284">slow </text:span><text:span text:style-name="T265">long range attacks with large effect area). </text:span><text:span text:style-name="T301">Wandering, then vomiting somewhere there’</text:span><text:span text:style-name="T366">s enough</text:span><text:span text:style-name="T301"> space for the puddle, then resuming… The vomit puddle generate an area that everybody’s running away from.</text:span></text:p>
      <text:p text:style-name="P58"><text:tab/><text:span text:style-name="T284">Alien loses </text:span><text:span text:style-name="T34">5</text:span><text:span text:style-name="T63">0</text:span><text:span text:style-name="T34"> </text:span><text:span text:style-name="T58">HP per second</text:span><text:span text:style-name="T284"> when walking in the vomit puddle until exiting it. </text:span><text:span text:style-name="T285">He also takes decreasing damage</text:span><text:span text:style-name="T301"> </text:span><text:span text:style-name="T285">for up to 2 seconds </text:span><text:span text:style-name="T301">(</text:span><text:span text:style-name="T102">35</text:span><text:span text:style-name="T66">HP </text:span><text:span text:style-name="T69">the first second</text:span><text:span text:style-name="T66">, then 1</text:span><text:span text:style-name="T102">5</text:span><text:span text:style-name="T66">HP</text:span><text:span text:style-name="T301">) </text:span><text:span text:style-name="T285">after exiting the area. </text:span><text:span text:style-name="T111">Alien becomes white (except outline) until he exits the vomit puddle</text:span><text:span text:style-name="T382">.</text:span></text:p>
      <text:p text:style-name="P56"/>
      <text:p text:style-name="P64">- <text:span text:style-name="T23">T</text:span><text:span text:style-name="T69">he t</text:span><text:span text:style-name="T14">eacher </text:span><text:span text:style-name="T353">(see </text:span><text:span text:style-name="T356">*1</text:span><text:span text:style-name="T355"> </text:span><text:span text:style-name="T353">below)</text:span><text:span text:style-name="T278"> </text:span><text:span text:style-name="T224">running </text:span><text:span text:style-name="T131">randomly.</text:span> <text:span text:style-name="T313">When </text:span><text:span text:style-name="T260">close </text:span><text:span text:style-name="T313">enough </text:span><text:span text:style-name="T260">to the Alien </text:span><text:span text:style-name="T313">and kids involved in </text:span><text:span text:style-name="T366">a</text:span><text:span text:style-name="T313"> fight,</text:span><text:span text:style-name="T260"> </text:span><text:span text:style-name="T366">tries</text:span> to stop the mess <text:span text:style-name="T260">(</text:span><text:span text:style-name="T301">she</text:span><text:span text:style-name="T261"> </text:span><text:span text:style-name="T301">is an</text:span><text:span text:style-name="T261"> </text:span><text:span text:style-name="T260">obstacle: run</text:span><text:span text:style-name="T261">ning</text:span><text:span text:style-name="T260"> then stop</text:span><text:span text:style-name="T261">ping,</text:span><text:span text:style-name="T260"> trying to calm things down </text:span><text:span text:style-name="T290">staying between kid</text:span><text:span text:style-name="T301">s</text:span><text:span text:style-name="T290"> and Alien</text:span><text:span text:style-name="T260">).</text:span></text:p>
      <text:p text:style-name="P56"/>
      <text:p text:style-name="P65">----------</text:p>
      <text:p text:style-name="P56"/>
      <text:p text:style-name="P71">About “IA”, above is a <text:span text:style-name="T352">basic</text:span> description of the enemy behaviors. In the Pac-Man game, one ghost aims at Pac-Man, another aims ahead of Pac-Man, the third has a random behavior and the fourth ghost tries <text:span text:style-name="T352">to reach Pac-Man when close enough</text:span>. <text:span text:style-name="T352">More or less. Maybe we could be inspired by these ideas for our kids.</text:span></text:p>
      <text:p text:style-name="P71"/>
      <text:p text:style-name="P72"><text:span text:style-name="T366">Every single enemies has</text:span> a somewhat random size of the detection colliders <text:span text:style-name="T366">(+/-1</text:span><text:span text:style-name="T382">5</text:span><text:span text:style-name="T366">%)</text:span>.<text:span text:style-name="T302"> </text:span><text:span text:style-name="T308">Maybe useless?</text:span></text:p>
      <text:p text:style-name="P103">Technically</text:p>
      <text:p text:style-name="P102"/>
      <text:p text:style-name="P104"><text:span text:style-name="T255"><text:tab/></text:span><text:span text:style-name="T115">Animations at </text:span><text:span text:style-name="T116">3</text:span><text:span text:style-name="T115">s</text:span><text:span text:style-name="T297"> </text:span><text:span text:style-name="T298">(</text:span><text:span text:style-name="T299">just like Domestique Baston</text:span><text:span text:style-name="T298">).</text:span></text:p>
      <text:p text:style-name="P50"/>
      <text:p text:style-name="P49"><text:tab/><text:span text:style-name="T131">Every game</text:span><text:span text:style-name="T5"> </text:span><text:span text:style-name="T14">starts from a random point in the area</text:span><text:span text:style-name="T5">. </text:span><text:span text:style-name="T225">available s</text:span><text:span text:style-name="T131">pawning points </text:span><text:span text:style-name="T225">are</text:span><text:span text:style-name="T131"> established before hand </text:span><text:span text:style-name="T225">(in Background.tscn)</text:span><text:span text:style-name="T131">.</text:span></text:p>
      <text:p text:style-name="P49"/>
      <text:p text:style-name="P49"><text:tab/><text:span text:style-name="T35">Camera bug </text:span><text:span text:style-name="T61">effects</text:span><text:span text:style-name="T35"> </text:span><text:span text:style-name="T69">constantly evolve</text:span><text:span text:style-name="T35"> </text:span><text:span text:style-name="T79">up to the max </text:span><text:span text:style-name="T84">after 1 minute or so</text:span><text:span text:style-name="T328"> </text:span><text:span text:style-name="T314">and</text:span><text:span text:style-name="T270"> </text:span><text:span text:style-name="T35">the last effect (screen shutdown) always happen</text:span><text:span text:style-name="T73">s</text:span><text:span text:style-name="T35"> just after 1 minute </text:span><text:span text:style-name="T69">or a bit more… </text:span><text:span text:style-name="T79">But the game still goes on!</text:span></text:p>
      <text:p text:style-name="P36"/>
      <text:p text:style-name="P31"><text:tab/><text:span text:style-name="T30">A</text:span><text:span text:style-name="T14">lien</text:span> <text:span text:style-name="T273">and </text:span><text:span text:style-name="T39">Enemies</text:span><text:span text:style-name="T273"> </text:span><text:span text:style-name="T283">have</text:span> <text:span text:style-name="T39">8</text:span><text:span text:style-name="T14"> </text:span><text:span text:style-name="T33">action </text:span><text:span text:style-name="T14">direction</text:span><text:span text:style-name="T33">s</text:span><text:span text:style-name="T151">.</text:span></text:p>
      <text:p text:style-name="P96"/>
      <text:p text:style-name="P25"><text:span text:style-name="T151"><text:tab/></text:span><text:span text:style-name="T181">A</text:span><text:span text:style-name="T137">lien animations (</text:span><text:span text:style-name="T41">left</text:span><text:span text:style-name="T137"> and </text:span><text:span text:style-name="T41">right</text:span><text:span text:style-name="T137"> are </text:span><text:span text:style-name="T41">flopped animations</text:span><text:span text:style-name="T137">, </text:span><text:span text:style-name="T41">up/left</text:span><text:span text:style-name="T137"> and </text:span><text:span text:style-name="T41">up/right</text:span><text:span text:style-name="T137"> are </text:span><text:span text:style-name="T41">flopped animations</text:span><text:span text:style-name="T137"> and </text:span><text:span text:style-name="T41">down/left</text:span><text:span text:style-name="T137"> and </text:span><text:span text:style-name="T41">down/right</text:span><text:span text:style-name="T137"> are also </text:span><text:span text:style-name="T41">flopped animations</text:span><text:span text:style-name="T137">):</text:span></text:p>
      <text:p text:style-name="P24"><text:span text:style-name="T37"><text:tab/>8</text:span><text:span text:style-name="T36"> Move </text:span><text:span text:style-name="T65">(run) </text:span><text:span text:style-name="T36">direction</text:span><text:span text:style-name="T32">s</text:span></text:p>
      <text:p text:style-name="P24"><text:span text:style-name="T37"><text:tab/>8</text:span><text:span text:style-name="T303"> </text:span><text:span text:style-name="T36">Idle direction</text:span><text:span text:style-name="T32">s</text:span></text:p>
      <text:p text:style-name="P24"><text:span text:style-name="T32"><text:tab/></text:span><text:span text:style-name="T39">8 </text:span><text:span text:style-name="T33">G</text:span><text:span text:style-name="T39">etting </text:span><text:span text:style-name="T33">H</text:span><text:span text:style-name="T39">it directions</text:span></text:p>
      <text:p text:style-name="P24"><text:span text:style-name="T37"><text:tab/></text:span><text:span text:style-name="T124">8</text:span><text:span text:style-name="T125"> </text:span><text:span text:style-name="T126">D</text:span><text:span text:style-name="T125">eath </text:span><text:span text:style-name="T126">D</text:span><text:span text:style-name="T125">irection</text:span><text:span text:style-name="T127">s </text:span><text:span text:style-name="T235">(needed for second life talent)</text:span></text:p>
      <text:p text:style-name="P97"/>
      <text:p text:style-name="P25"><text:span text:style-name="T177"><text:tab/></text:span><text:span text:style-name="T141">Enemies </text:span><text:span text:style-name="T143">(kids) </text:span><text:span text:style-name="T141">animations </text:span><text:span text:style-name="T137">(</text:span><text:span text:style-name="T41">left</text:span><text:span text:style-name="T137"> and </text:span><text:span text:style-name="T41">right</text:span><text:span text:style-name="T137"> are </text:span><text:span text:style-name="T41">flopped animations</text:span><text:span text:style-name="T137">, </text:span><text:span text:style-name="T41">up/left</text:span><text:span text:style-name="T137"> and </text:span><text:span text:style-name="T41">up/right</text:span><text:span text:style-name="T137"> are </text:span><text:span text:style-name="T41">flopped animations</text:span><text:span text:style-name="T137"> and </text:span><text:span text:style-name="T41">down/left</text:span><text:span text:style-name="T137"> and </text:span><text:span text:style-name="T41">down/right</text:span><text:span text:style-name="T137"> are also </text:span><text:span text:style-name="T41">flopped animations</text:span><text:span text:style-name="T137">):</text:span></text:p>
      <text:p text:style-name="P29"><text:span text:style-name="T176"><text:tab/></text:span><text:span text:style-name="T32">8 move </text:span><text:span text:style-name="T72">(run) </text:span><text:span text:style-name="T32">directions</text:span></text:p>
      <text:p text:style-name="P106"><text:tab/>8 attack directions</text:p>
      <text:p text:style-name="P106"><text:tab/>8 Idle directions</text:p>
      <text:p text:style-name="P105"><text:span text:style-name="T5"><text:tab/>8 </text:span><text:span text:style-name="T117">waving</text:span><text:span text:style-name="T5"> directions </text:span><text:span text:style-name="T156">(when two kids face each other </text:span><text:span text:style-name="T170">and only in this case</text:span><text:span text:style-name="T156">, they </text:span><text:span text:style-name="T157">forget about the Alien and </text:span><text:span text:style-name="T156">stop </text:span><text:span text:style-name="T157">running</text:span><text:span text:style-name="T156"> then wave at each other </text:span><text:span text:style-name="T157">for a couple of seconds </text:span><text:span text:style-name="T156">then resume moving)</text:span><text:span text:style-name="T117"> – </text:span><text:span text:style-name="T118">only </text:span><text:span text:style-name="T119">throwing booger </text:span><text:span text:style-name="T120">kids</text:span><text:span text:style-name="T119">, spitting </text:span><text:span text:style-name="T120">kids, </text:span><text:span text:style-name="T121">crying kids and</text:span><text:span text:style-name="T119"> </text:span><text:span text:style-name="T118">kids </text:span><text:span text:style-name="T119">with sticks</text:span><text:span text:style-name="T122">.</text:span></text:p>
      <text:p text:style-name="P30"/>
      <text:p text:style-name="P31"><text:span text:style-name="T185"><text:tab/></text:span><text:span text:style-name="T142">Teacher </text:span><text:span text:style-name="T141">animations </text:span><text:span text:style-name="T137">(</text:span><text:span text:style-name="T41">left</text:span><text:span text:style-name="T137"> and </text:span><text:span text:style-name="T41">right</text:span><text:span text:style-name="T137"> are </text:span><text:span text:style-name="T41">flopped animations</text:span><text:span text:style-name="T137">, </text:span><text:span text:style-name="T41">up/left</text:span><text:span text:style-name="T137"> and </text:span><text:span text:style-name="T41">up/right</text:span><text:span text:style-name="T137"> are </text:span><text:span text:style-name="T41">flopped animations</text:span><text:span text:style-name="T137"> and </text:span><text:span text:style-name="T41">down/left</text:span><text:span text:style-name="T137"> and </text:span><text:span text:style-name="T41">down/right</text:span><text:span text:style-name="T137"> are also </text:span><text:span text:style-name="T41">flopped animations</text:span><text:span text:style-name="T137">):</text:span></text:p>
      <text:p text:style-name="P31"><text:span text:style-name="T201"><text:tab/></text:span><text:span text:style-name="T93">8 Idle/</text:span><text:span text:style-name="T94">checking</text:span><text:span text:style-name="T93"> directions</text:span></text:p>
      <text:p text:style-name="P28"><text:span text:style-name="T190"><text:tab/></text:span><text:span text:style-name="T32">8 </text:span><text:span text:style-name="T70">run</text:span><text:span text:style-name="T32"> directions</text:span></text:p>
      <text:p text:style-name="P51"><text:span text:style-name="T131"><text:tab/></text:span><text:span text:style-name="T32">8 “</text:span><text:span text:style-name="T70">stop fighting”</text:span><text:span text:style-name="T32"> directions</text:span></text:p>
      <text:p text:style-name="P107"><text:tab/></text:p>
      <text:p text:style-name="P51"/>
      <text:p text:style-name="P32"><text:span text:style-name="T204"><text:tab/></text:span><text:span text:style-name="T138">Enem</text:span><text:span text:style-name="T143">y</text:span><text:span text:style-name="T138"> behavior</text:span><text:span text:style-name="T143">s</text:span><text:span text:style-name="T138">:</text:span></text:p>
      <text:p text:style-name="P98"><text:soft-page-break/></text:p>
      <text:p text:style-name="P52"><text:span text:style-name="T131"><text:tab/></text:span><text:span text:style-name="T135">Followers </text:span><text:span text:style-name="T147">and stoppers and followers, etc.:</text:span></text:p>
      <text:p text:style-name="P62"><text:span text:style-name="T22"><text:tab/><text:tab/>Throwing </text:span><text:span text:style-name="T28">B</text:span><text:span text:style-name="T22">ooger </text:span><text:span text:style-name="T28">K</text:span><text:span text:style-name="T22">ids </text:span><text:span text:style-name="T215">(run randomly then stop then resume… Until they detect the Alien and then follow him to throw projectile at him </text:span><text:span text:style-name="T224">but stay in range</text:span><text:span text:style-name="T215">).</text:span></text:p>
      <text:p text:style-name="P62"><text:span text:style-name="T22"><text:tab/><text:tab/>Spitting </text:span><text:span text:style-name="T28">K</text:span><text:span text:style-name="T22">ids </text:span><text:span text:style-name="T215">(run randomly then stop then resume… Until they detect the Alien and then follow him to throw projectile at him </text:span><text:span text:style-name="T224">but stay in range</text:span><text:span text:style-name="T215">).</text:span></text:p>
      <text:p text:style-name="P61"><text:span text:style-name="T22"><text:tab/></text:span><text:span text:style-name="T179">Followers:</text:span></text:p>
      <text:p text:style-name="P61"><text:span text:style-name="T22"><text:tab/><text:tab/>Kids </text:span><text:span text:style-name="T28">W</text:span><text:span text:style-name="T22">ith </text:span><text:span text:style-name="T28">S</text:span><text:span text:style-name="T22">ticks </text:span><text:span text:style-name="T215">(run randomly then stop then resume… Until they detect the Alien and then follow him to </text:span><text:span text:style-name="T224">beat the hell out of him</text:span><text:span text:style-name="T215">).</text:span></text:p>
      <text:p text:style-name="P61"/>
      <text:p text:style-name="P61"><text:span text:style-name="T29"><text:tab/></text:span><text:span text:style-name="T143">Somewhat r</text:span><text:span text:style-name="T146">andom</text:span><text:span text:style-name="T138">:</text:span></text:p>
      <text:p text:style-name="P61"><text:span text:style-name="T179"><text:tab/><text:tab/></text:span><text:span text:style-name="T28">Vomiting </text:span><text:span text:style-name="T29">K</text:span><text:span text:style-name="T28">ids </text:span><text:span text:style-name="T215">(</text:span><text:span text:style-name="T224">run</text:span><text:span text:style-name="T215"> randomly then stop to vomit then resume </text:span><text:span text:style-name="T224">but stay in range</text:span><text:span text:style-name="T215">).</text:span></text:p>
      <text:p text:style-name="P64"><text:span text:style-name="T28"><text:tab/><text:tab/></text:span><text:span text:style-name="T68">Crying Kids</text:span><text:span text:style-name="T216"> </text:span><text:span text:style-name="T215">(run randomly then stop to cry </text:span><text:span text:style-name="T217">for </text:span><text:span text:style-name="T224">2</text:span><text:span text:style-name="T217"> to </text:span><text:span text:style-name="T224">4</text:span><text:span text:style-name="T217"> seconds </text:span><text:span text:style-name="T215">and resume… Until the Alien is detected and then try to reach him for a good kicking session </text:span><text:span text:style-name="T224">(up to 4 attempts t</text:span><text:span text:style-name="T217">hen resume…</text:span><text:span text:style-name="T215">)</text:span></text:p>
      <text:p text:style-name="P63"><text:span text:style-name="T28"><text:tab/></text:span><text:span text:style-name="T193"><text:tab/></text:span><text:span text:style-name="T23">T</text:span><text:span text:style-name="T32">eacher</text:span><text:span text:style-name="T177"> </text:span><text:span text:style-name="T215">(Stays where she is then runs somewhere else then resume… Until she detects a fight between kids and the Alien </text:span><text:span text:style-name="T218">and tries to take place between kids and the Alien </text:span><text:span text:style-name="T224">(eventually)</text:span><text:span text:style-name="T218"> </text:span><text:span text:style-name="T224">forcing a way between colliders </text:span><text:span text:style-name="T218">– </text:span><text:span text:style-name="T353">(see </text:span><text:span text:style-name="T354">*1</text:span><text:span text:style-name="T355"> </text:span><text:span text:style-name="T353">above)</text:span><text:span text:style-name="T215">)</text:span></text:p>
      <text:p text:style-name="P84"/>
      <text:p text:style-name="P84"/>
      <text:p text:style-name="P60"><text:tab/><text:span text:style-name="T325">The </text:span><text:span text:style-name="T82">game starts</text:span><text:span text:style-name="T325"> with </text:span><text:span text:style-name="T82">1 </text:span><text:span text:style-name="T83">T</text:span><text:span text:style-name="T82">eacher</text:span><text:span text:style-name="T211"> </text:span><text:span text:style-name="T212">(only 1 per game)</text:span><text:span text:style-name="T325">, </text:span><text:span text:style-name="T82">1 </text:span><text:span text:style-name="T83">C</text:span><text:span text:style-name="T82">rying </text:span><text:span text:style-name="T83">K</text:span><text:span text:style-name="T82">id</text:span><text:span text:style-name="T325">, </text:span><text:span text:style-name="T82">1 </text:span><text:span text:style-name="T83">V</text:span><text:span text:style-name="T82">omiting </text:span><text:span text:style-name="T83">K</text:span><text:span text:style-name="T82">id</text:span><text:span text:style-name="T325">, </text:span><text:span text:style-name="T83">1</text:span><text:span text:style-name="T82"> </text:span><text:span text:style-name="T83">T</text:span><text:span text:style-name="T82">hrowing </text:span><text:span text:style-name="T83">B</text:span><text:span text:style-name="T82">ooger </text:span><text:span text:style-name="T83">K</text:span><text:span text:style-name="T82">id</text:span><text:span text:style-name="T325">, </text:span><text:span text:style-name="T83">3</text:span><text:span text:style-name="T82"> </text:span><text:span text:style-name="T83">K</text:span><text:span text:style-name="T82">ids with </text:span><text:span text:style-name="T83">S</text:span><text:span text:style-name="T82">tick</text:span><text:span text:style-name="T325"> and </text:span><text:span text:style-name="T83">2</text:span><text:span text:style-name="T82"> </text:span><text:span text:style-name="T83">S</text:span><text:span text:style-name="T82">pitting </text:span><text:span text:style-name="T83">K</text:span><text:span text:style-name="T82">id </text:span><text:span text:style-name="T224">spawning randomly on the map</text:span><text:span text:style-name="T102">.</text:span></text:p>
      <text:p text:style-name="P60"/>
      <text:p text:style-name="P60"><text:tab/><text:span text:style-name="T102">After 5 seconds of game, e</text:span><text:span text:style-name="T82">very </text:span><text:span text:style-name="T102">3</text:span><text:span text:style-name="T82"> seconds 1 kid </text:span><text:span text:style-name="T90">spawns </text:span><text:span text:style-name="T91">in the field </text:span><text:span text:style-name="T90">(outside of the screen). </text:span><text:span text:style-name="T102">It doesn’t apply when the Alien dies and until he revives after using Second Life talent</text:span><text:span text:style-name="T325">:</text:span></text:p>
      <text:p text:style-name="P60"/>
      <text:p text:style-name="P60"><text:tab/><text:span text:style-name="T252">Chances of spawning:</text:span></text:p>
      <text:p text:style-name="P60"><text:tab/><text:tab/><text:span text:style-name="T326">Spitting Kid: </text:span><text:span text:style-name="T11">25</text:span><text:span text:style-name="T12">%</text:span></text:p>
      <text:p text:style-name="P60"><text:tab/><text:tab/><text:span text:style-name="T326">Kid with Stick: </text:span><text:span text:style-name="T11">3</text:span><text:span text:style-name="T12">0%</text:span></text:p>
      <text:p text:style-name="P60"><text:tab/><text:tab/><text:span text:style-name="T325">Throwing Booger Kid: </text:span><text:span text:style-name="T83">1</text:span><text:span text:style-name="T102">5</text:span><text:span text:style-name="T83">%</text:span></text:p>
      <text:p text:style-name="P60"><text:span text:style-name="T325"><text:tab/><text:tab/>Crying Kid: </text:span><text:span text:style-name="T83">1</text:span><text:span text:style-name="T102">5</text:span><text:span text:style-name="T83">%</text:span></text:p>
      <text:p text:style-name="P60"><text:span text:style-name="T325"><text:tab/><text:tab/>Vomiting Kid: </text:span><text:span text:style-name="T83">1</text:span><text:span text:style-name="T102">5</text:span><text:span text:style-name="T83">%</text:span></text:p>
      <text:p text:style-name="P60"/>
      <text:p text:style-name="P90"><text:span text:style-name="T83"><text:tab/></text:span><text:span text:style-name="T61">Kids</text:span><text:span text:style-name="T74"> </text:span><text:span text:style-name="T92">are</text:span><text:span text:style-name="T80"> running </text:span><text:span text:style-name="T92">randomly </text:span><text:span text:style-name="T80">until they detect the Alien (or another kid and are able to wave at each other)</text:span><text:span text:style-name="T68">.</text:span></text:p>
      <text:p text:style-name="P84"/>
      <text:p text:style-name="P85"><text:span text:style-name="T271"><text:tab/></text:span><text:span text:style-name="T38">Enemies detection colliders will have a somewhat random size</text:span><text:span text:style-name="T289">. </text:span><text:span text:style-name="T308">Useless?</text:span></text:p>
      <text:p text:style-name="P91"><text:soft-page-break/></text:p>
      <text:p text:style-name="P88"><text:span text:style-name="T289"><text:tab/></text:span><text:span text:style-name="T61">After a kid</text:span><text:span text:style-name="T79"> </text:span><text:span text:style-name="T80">has dealt</text:span><text:span text:style-name="T79"> damage to </text:span><text:span text:style-name="T71">the</text:span><text:span text:style-name="T61"> Alien, </text:span><text:span text:style-name="T80">t</text:span><text:span text:style-name="T61">h</text:span><text:span text:style-name="T80">at kid</text:span><text:span text:style-name="T61"> tends to go away for </text:span><text:span text:style-name="T102">3</text:span><text:span text:style-name="T64"> seconds</text:span><text:span text:style-name="T288">.</text:span></text:p>
      <text:p text:style-name="P88"/>
      <text:p text:style-name="P88"><text:span text:style-name="T79"><text:tab/>Kids with sticks go away only after hitting the Alien </text:span><text:span text:style-name="T80">3</text:span><text:span text:style-name="T79"> times</text:span><text:span text:style-name="T327">.</text:span></text:p>
      <text:p text:style-name="P88"/>
      <text:p text:style-name="P89"><text:span text:style-name="T315"><text:tab/></text:span><text:span text:style-name="T80">Kids don’t wave while fighting.</text:span></text:p>
      <text:p text:style-name="P85"/>
      <text:p text:style-name="P85"><text:tab/><text:span text:style-name="T62">Kids are slower than </text:span><text:span text:style-name="T71">the </text:span><text:span text:style-name="T62">Alien</text:span><text:span text:style-name="T291"> and </text:span><text:span text:style-name="T312">the </text:span><text:span text:style-name="T62">teacher </text:span><text:span text:style-name="T71">is</text:span><text:span text:style-name="T62"> faster than </text:span><text:span text:style-name="T71">the </text:span><text:span text:style-name="T62">Alien</text:span><text:span text:style-name="T291">.</text:span></text:p>
      <text:p text:style-name="P85"/>
      <text:p text:style-name="P87"><text:tab/><text:span text:style-name="T316">Just in case it wasn’t obvious, </text:span><text:span text:style-name="T74">spit</text:span><text:span text:style-name="T75">s</text:span><text:span text:style-name="T74">, vomit </text:span><text:span text:style-name="T75">puddles </text:span><text:span text:style-name="T74">and boogers don’t affect kids </text:span><text:span text:style-name="T75">and teacher</text:span><text:span text:style-name="T74">!</text:span></text:p>
      <text:p text:style-name="P87"/>
      <text:p text:style-name="P87"><text:span text:style-name="T274"><text:tab/></text:span><text:span text:style-name="T75">K</text:span><text:span text:style-name="T74">ids </text:span><text:span text:style-name="T75">and teacher avoid</text:span><text:span text:style-name="T74"> vomit puddles.</text:span></text:p>
      <text:p text:style-name="P95"/>
      <text:p text:style-name="P95"><text:tab/><text:span text:style-name="T251">What follows could very be more or less obsolete by the time the project really starts.</text:span></text:p>
      <text:p text:style-name="P95"/>
      <text:p text:style-name="P113"><text:tab/>Kids with Sticks have 4 colliders:</text:p>
      <text:p text:style-name="P93"><text:span text:style-name="T87"><text:tab/><text:tab/></text:span><text:span text:style-name="T74">1 obstacle collider</text:span><text:span text:style-name="T316"> (for background, vomit, </text:span><text:span text:style-name="T328">other </text:span><text:span text:style-name="T316">kids, teacher and Alien).</text:span></text:p>
      <text:p text:style-name="P93"><text:tab/><text:tab/><text:span text:style-name="T74">1 Alien detection collider</text:span><text:span text:style-name="T316">.</text:span></text:p>
      <text:p text:style-name="P93"><text:tab/><text:tab/><text:span text:style-name="T74">1 waving collider</text:span><text:span text:style-name="T316">.</text:span></text:p>
      <text:p text:style-name="P93"><text:tab/><text:tab/><text:span text:style-name="T87">1 attack collider</text:span><text:span text:style-name="T347">.</text:span></text:p>
      <text:p text:style-name="P93"/>
      <text:p text:style-name="P93"><text:span text:style-name="T347"><text:tab/></text:span><text:span text:style-name="T87">Spitting Kids have 4 colliders:</text:span></text:p>
      <text:p text:style-name="P93"><text:span text:style-name="T87"><text:tab/><text:tab/></text:span><text:span text:style-name="T74">1 obstacle collider</text:span><text:span text:style-name="T316"> (for background, vomit, </text:span><text:span text:style-name="T328">other </text:span><text:span text:style-name="T316">kids, teacher and Alien).</text:span></text:p>
      <text:p text:style-name="P93"><text:tab/><text:tab/><text:span text:style-name="T74">1 Alien detection collider</text:span><text:span text:style-name="T316">.</text:span></text:p>
      <text:p text:style-name="P93"><text:tab/><text:tab/><text:span text:style-name="T74">1 waving collider</text:span><text:span text:style-name="T316">.</text:span></text:p>
      <text:p text:style-name="P93"><text:span text:style-name="T347"><text:tab/><text:tab/></text:span><text:span text:style-name="T87">1 emitter point for their projectiles</text:span><text:span text:style-name="T347">.</text:span></text:p>
      <text:p text:style-name="P93"/>
      <text:p text:style-name="P93"><text:tab/><text:span text:style-name="T87">Throwing Booger Kids have 4 colliders:</text:span></text:p>
      <text:p text:style-name="P93"><text:span text:style-name="T87"><text:tab/><text:tab/></text:span><text:span text:style-name="T74">1 obstacle collider</text:span><text:span text:style-name="T316"> (for background, vomit, </text:span><text:span text:style-name="T328">other </text:span><text:span text:style-name="T316">kids, teacher and Alien).</text:span></text:p>
      <text:p text:style-name="P93"><text:tab/><text:tab/><text:span text:style-name="T74">1 Alien detection collider</text:span><text:span text:style-name="T316">.</text:span></text:p>
      <text:p text:style-name="P93"><text:tab/><text:tab/><text:span text:style-name="T74">1 waving collider</text:span><text:span text:style-name="T316">.</text:span></text:p>
      <text:p text:style-name="P93"><text:span text:style-name="T347"><text:tab/><text:tab/></text:span><text:span text:style-name="T87">1 emitter point for their projectiles</text:span><text:span text:style-name="T347">.</text:span></text:p>
      <text:p text:style-name="P93"/>
      <text:p text:style-name="P94"><text:tab/><text:span text:style-name="T88">Vomiting</text:span><text:span text:style-name="T87"> Kids have </text:span><text:span text:style-name="T89">2</text:span><text:span text:style-name="T87"> colliders:</text:span></text:p>
      <text:p text:style-name="P94"><text:span text:style-name="T87"><text:tab/><text:tab/></text:span><text:span text:style-name="T74">1 obstacle collider</text:span><text:span text:style-name="T316"> (for background, vomit, </text:span><text:span text:style-name="T328">other </text:span><text:span text:style-name="T316">kids, teacher and Alien).</text:span></text:p>
      <text:p text:style-name="P94"><text:soft-page-break/><text:tab/><text:tab/><text:span text:style-name="T88">1</text:span><text:span text:style-name="T78"> collider</text:span><text:span text:style-name="T323"> to </text:span><text:span text:style-name="T78">never unleash a vomit puddle that intersects with the background </text:span><text:span text:style-name="T86">colliders</text:span><text:span text:style-name="T347">.</text:span></text:p>
      <text:p text:style-name="P94"/>
      <text:p text:style-name="P94"><text:span text:style-name="T347"><text:tab/></text:span><text:span text:style-name="T88">Crying</text:span><text:span text:style-name="T87"> Kids have </text:span><text:span text:style-name="T102">4</text:span><text:span text:style-name="T88"> </text:span><text:span text:style-name="T87">colliders:</text:span></text:p>
      <text:p text:style-name="P94"><text:span text:style-name="T87"><text:tab/><text:tab/></text:span><text:span text:style-name="T74">1 obstacle collider</text:span><text:span text:style-name="T316"> (for background, vomit, </text:span><text:span text:style-name="T328">other </text:span><text:span text:style-name="T316">kids, teacher and Alien).</text:span></text:p>
      <text:p text:style-name="P94"><text:tab/><text:tab/><text:span text:style-name="T88">1 c</text:span><text:span text:style-name="T78">ollider to detect if they are close enough to the Alien to start kicking him.</text:span></text:p>
      <text:p text:style-name="P94"><text:tab/><text:tab/><text:span text:style-name="T74">1 waving collider</text:span><text:span text:style-name="T316">.</text:span></text:p>
      <text:p text:style-name="P94"><text:span text:style-name="T347"><text:tab/><text:tab/></text:span><text:span text:style-name="T88">1 attack </text:span><text:span text:style-name="T86">collider</text:span><text:span text:style-name="T347">.</text:span></text:p>
      <text:p text:style-name="P86"/>
      <text:p text:style-name="P86"><text:tab/><text:span text:style-name="T75">The </text:span><text:span text:style-name="T89">T</text:span><text:span text:style-name="T75">eacher has 2 colliders:</text:span></text:p>
      <text:p text:style-name="P87"><text:tab/><text:tab/><text:span text:style-name="T74">1 obstacle collider</text:span><text:span text:style-name="T316"> (for background, vomit, kids and the Alien).</text:span></text:p>
      <text:p text:style-name="P87"><text:span text:style-name="T316"><text:tab/><text:tab/></text:span><text:span text:style-name="T74">1 </text:span><text:span text:style-name="T76">fight </text:span><text:span text:style-name="T74">detection collider </text:span><text:span text:style-name="T86">(!)</text:span><text:span text:style-name="T316">.</text:span></text:p>
      <text:p text:style-name="P87"/>
      <text:p text:style-name="P87"><text:tab/><text:span text:style-name="T75">The </text:span><text:span text:style-name="T89">A</text:span><text:span text:style-name="T75">lien has 2 colliders:</text:span></text:p>
      <text:p text:style-name="P87"><text:tab/><text:tab/><text:span text:style-name="T75">1 obstacle collider</text:span><text:span text:style-name="T74"> </text:span><text:span text:style-name="T316">(for background, kids </text:span><text:span text:style-name="T317">and</text:span><text:span text:style-name="T316"> the teacher).</text:span></text:p>
      <text:p text:style-name="P87"><text:tab/><text:tab/><text:span text:style-name="T75">1 “get hit” collider</text:span><text:span text:style-name="T317">.</text:span></text:p>
      <text:p text:style-name="P87"/>
      <text:p text:style-name="P87"><text:tab/><text:span text:style-name="T100">When a projectile hits the Alien, the projectile</text:span><text:span text:style-name="T102"> </text:span><text:span text:style-name="T100">flas</text:span><text:span text:style-name="T102">h</text:span><text:span text:style-name="T105">es</text:span><text:span text:style-name="T100"> white for 1 frame then </text:span><text:span text:style-name="T102">the projectile</text:span><text:span text:style-name="T100"> disappear</text:span><text:span text:style-name="T102">s</text:span><text:span text:style-name="T361">.</text:span></text:p>
      <text:p text:style-name="P87"/>
      <text:p text:style-name="P10">About screen shaders</text:p>
      <text:p text:style-name="P13"/>
      <text:p text:style-name="P74"><text:tab/><text:span text:style-name="T364">The game starts with the basic Screen_Overlay.tscn. It’ll be used everywhere except in game.</text:span></text:p>
      <text:p text:style-name="P75"><text:tab/><text:span text:style-name="T364">When using the Transition screen, </text:span><text:span text:style-name="T365">if</text:span><text:span text:style-name="T364"> needed, we’ll use it also to cross fade between two different screen overlays.</text:span></text:p>
      <text:p text:style-name="P75"><text:span text:style-name="T364"><text:tab/>As all screen overlays use the CRT_2 shader, we’d better extract it from the sets and give him a scene </text:span><text:span text:style-name="T366">to itself</text:span><text:span text:style-name="T364"> in order to help cross fades (as they use a lot the GPU resources) so that </text:span><text:span text:style-name="T366">it</text:span><text:span text:style-name="T364"> won’t need to cross fade </text:span><text:span text:style-name="T366">(it also won’t be animated)</text:span><text:span text:style-name="T364">.</text:span></text:p>
      <text:p text:style-name="P77"><text:tab/>Death.tscn hits without any transition and the Game_Overlay used gets back to its default value (otherwise we won’t be able to read anything).</text:p>
      <text:p text:style-name="P74"><text:tab/><text:span text:style-name="T366">No</text:span><text:span text:style-name="T364"> transition between menu screens.</text:span></text:p>
      <text:p text:style-name="P74"/>
      <text:p text:style-name="P74"/>
      <text:p text:style-name="P74"><text:tab/><text:span text:style-name="T109">Now game overlay scenes incorporate AnimationPlayers so no code is needed but for Game_overlay_1.tscn as we have to randomly choose if Aberration, Brightness, Saturation and Contrast go toward positive or negative values.</text:span></text:p>
      <text:p text:style-name="P74"><text:span text:style-name="T109"><text:tab/></text:span><text:span text:style-name="T233">I made some tests and it happens that transitions between Screen_Overlay.tscn and game overlays aren’t fully accurate… </text:span><text:span text:style-name="T234">We need to find a way to fade between those as Screen_Overlay.tscn do not use the same shaders as game overlays. </text:span><text:span text:style-name="T52">Would using the beam down animation to do that fix the issue?</text:span></text:p>
      <text:p text:style-name="P76"/>
      <text:p text:style-name="P74"><text:tab/><text:span text:style-name="T309">NOTE: a</text:span><text:span text:style-name="T307">s it is, the transition scene doesn’t cross fades between two playing scenes but between a screenshot of the active scene that will replace the scene and the following scene. That’s not “</text:span><text:span text:style-name="T308">perfect”</text:span><text:span text:style-name="T307"> (I don’t know how to cross fade between t</text:span><text:span text:style-name="T309">w</text:span><text:span text:style-name="T307">o “active scenes”. Is there </text:span><text:span text:style-name="T308">even </text:span><text:span text:style-name="T307">a way to do that without asking too much to the GPU?</text:span></text:p>
      <text:p text:style-name="P14"/>
      <text:p text:style-name="P9">“Script” of a game</text:p>
      <text:p text:style-name="P78"/>
      <text:p text:style-name="P81"><text:tab/>Contrary to what you can hear in the “demo”, the music <text:span text:style-name="T381">shouldn’t</text:span> be interrupted by changing menu screens. <text:span text:style-name="T381">The same music (MENUS.wav) plays until the game itself.</text:span></text:p>
      <text:p text:style-name="P78"/>
      <text:p text:style-name="P78"><text:tab/><text:span text:style-name="T363">When starting </text:span><text:span text:style-name="T366">a </text:span><text:span text:style-name="T363">game (using </text:span><text:span text:style-name="T366">the </text:span><text:span text:style-name="T363">Beam me down, Gudrun! Button), we’ll use the transition screen to go to the game itself. Music will cross fade from music of the menus to the game music </text:span><text:span text:style-name="T366">while the transition screen plays</text:span><text:span text:style-name="T363"> (starting with INTRO_GAME.wav music then plying in loop the INGAME.wav music).</text:span></text:p>
      <text:p text:style-name="P78"/>
      <text:p text:style-name="P78"><text:tab/><text:span text:style-name="T363">Death screen will hit without any transition. When hitting the A button on this screen then we’ll use the transition screen again and cross fading music from here </text:span><text:span text:style-name="T364">back </text:span><text:span text:style-name="T363">to the game (just as described above). Any other button will bring back the Menu scene (Menu.tscn) </text:span><text:span text:style-name="T364">with the transition</text:span><text:span text:style-name="T363">.</text:span></text:p>
      <text:p text:style-name="P78"/>
      <text:p text:style-name="P12">About Menus <text:span text:style-name="T378">(and hidden talent)</text:span></text:p>
      <text:p text:style-name="P79"/>
      <text:p text:style-name="P79"><text:tab/><text:span text:style-name="T373">After going one time to the </text:span><text:span text:style-name="T107">Credits.tscn</text:span><text:span text:style-name="T373"> </text:span><text:span text:style-name="T378">and </text:span><text:span text:style-name="T376">back</text:span><text:span text:style-name="T373"> to the previous menu (Menu.tscn)</text:span><text:span text:style-name="T376"> </text:span><text:span text:style-name="T373">then appears the new </text:span><text:span text:style-name="T107">(x)</text:span><text:span text:style-name="T373"> option that allows the player to access the Dialogue.tscn.</text:span></text:p>
      <text:p text:style-name="P79"/>
      <text:p text:style-name="P79"/>
      <text:p text:style-name="P123"><text:span text:style-name="T49">CONDITION to UNLOCK </text:span><text:span text:style-name="T53">Zufällig</text:span><text:span text:style-name="T49">:</text:span></text:p>
      <text:p text:style-name="P109"/>
      <text:p text:style-name="P82"><text:span text:style-name="T255"><text:tab/></text:span><text:span text:style-name="T205">Watching</text:span><text:span text:style-name="T95"> Dialogue.tscn </text:span><text:span text:style-name="T51">entirely</text:span><text:span text:style-name="T194">.</text:span></text:p>
      <text:p text:style-name="P82"/>
      <text:p text:style-name="P82"/>
      <text:p text:style-name="P123"><text:span text:style-name="T49">CONDITIONS to UNLOCK </text:span><text:span text:style-name="T54">Kotzsicher</text:span><text:span text:style-name="T49">:</text:span></text:p>
      <text:p text:style-name="P110"/>
      <text:p text:style-name="P83"><text:span text:style-name="T194"><text:tab/></text:span><text:span text:style-name="T206">Dying after </text:span><text:span text:style-name="T207">15</text:span><text:span text:style-name="T206"> seconds.</text:span></text:p>
      <text:p text:style-name="P83"><text:span text:style-name="T206"/></text:p>
      <text:p text:style-name="P123"><text:span text:style-name="T49">CONDITIONS to UNLOCK </text:span><text:span text:style-name="T56">Geist</text:span><text:span text:style-name="T49">:</text:span></text:p>
      <text:p text:style-name="P111"/>
      <text:p text:style-name="P83"><text:span text:style-name="T194"><text:tab/></text:span><text:span text:style-name="T206">Dying after </text:span><text:span text:style-name="T207">30</text:span><text:span text:style-name="T206"> seconds.</text:span></text:p>
      <text:p text:style-name="P83"/>
      <text:p text:style-name="P48"><text:span text:style-name="T49">CONDITIONS to UNLOCK </text:span><text:span text:style-name="T55">Bullet time</text:span><text:span text:style-name="T49">:</text:span></text:p>
      <text:p text:style-name="P112"/>
      <text:p text:style-name="P120"><text:span text:style-name="T194"><text:tab/></text:span><text:span text:style-name="T206">Dying after 45 seconds.</text:span></text:p>
      <text:p text:style-name="P120"><text:span text:style-name="T206"/></text:p>
      <text:p text:style-name="P123"><text:span text:style-name="T49">CONDITIONS to UNLOCK</text:span><text:span text:style-name="T57"> Der Techniker</text:span><text:span text:style-name="T49">:</text:span></text:p>
      <text:p text:style-name="P124"/>
      <text:p text:style-name="P121"><text:span text:style-name="T194"><text:tab/></text:span><text:span text:style-name="T206">Dying after </text:span><text:span text:style-name="T208">60</text:span><text:span text:style-name="T206"> seconds.</text:span></text:p>
      <text:p text:style-name="P8">Shaders</text:p>
      <text:p text:style-name="P16"/>
      <text:p text:style-name="P18"><text:tab/><text:span text:style-name="T123">The top overlay is CRT_Overlat.tscn and is always on!</text:span></text:p>
      <text:p text:style-name="P18"/>
      <text:p text:style-name="P18"><text:tab/><text:span text:style-name="T110">By default as in the menus, we use the Screen_Overlay.tscn.</text:span></text:p>
      <text:p text:style-name="P18"/>
      <text:p text:style-name="P18"><text:tab/><text:span text:style-name="T153">The game overlay </text:span><text:span text:style-name="T350">(</text:span><text:span text:style-name="T349">Game_Overlay_1</text:span><text:span text:style-name="T350">(</text:span><text:span text:style-name="T349">or 2 or 3</text:span><text:span text:style-name="T350">)</text:span><text:span text:style-name="T349">.</text:span><text:span text:style-name="T350">tscn</text:span><text:span text:style-name="T349">)</text:span><text:span text:style-name="T153"> is </text:span><text:span text:style-name="T14">randomly</text:span><text:span text:style-name="T153"> selected </text:span><text:span text:style-name="T175">just </text:span><text:span text:style-name="T110">before the transition</text:span><text:span text:style-name="T175"> between </text:span><text:span text:style-name="T110">Beam me down, Gudrun!</text:span><text:span text:style-name="T175"> and the </text:span><text:span text:style-name="T110">Game itself.</text:span><text:span text:style-name="T175"> </text:span><text:span text:style-name="T195">/!\ IT COULD VERY POSSIBLY BE MESSY IN THE TRANSITION!</text:span></text:p>
      <text:p text:style-name="P18"/>
      <text:p text:style-name="P19"><text:span text:style-name="T153"><text:tab/></text:span><text:span text:style-name="T166">If time comes, </text:span><text:span text:style-name="T351">Shutdown_Overlay.tscn</text:span><text:span text:style-name="T166"> is inserted </text:span><text:span text:style-name="T97">between</text:span><text:span text:style-name="T166"> the </text:span><text:span text:style-name="T97">game</text:span><text:span text:style-name="T166"> and </text:span><text:span text:style-name="T349">Game_Overlay_1</text:span><text:span text:style-name="T350">(</text:span><text:span text:style-name="T349">or 2 or 3</text:span><text:span text:style-name="T350">)</text:span><text:span text:style-name="T349">.</text:span><text:span text:style-name="T350">tscn</text:span><text:span text:style-name="T165"> </text:span><text:span text:style-name="T98">AND </text:span><text:span text:style-name="T99">shader </text:span><text:span text:style-name="T98">values are reset instantly</text:span><text:span text:style-name="T279"> (or in the first 2 frames of the shutdown overlay animation </text:span><text:span text:style-name="T280">in order to smooth things out</text:span><text:span text:style-name="T279">, we’ll test that)</text:span><text:span text:style-name="T167">. </text:span><text:span text:style-name="T171">Of course, that will depend on how the project is handled in Godot.</text:span></text:p>
      <text:p text:style-name="P19"/>
      <text:p text:style-name="P19"><text:span text:style-name="T168"><text:tab/></text:span><text:span text:style-name="T110">Going back to Menu means using Screen_Overlay.tscn.</text:span></text:p>
      <text:p text:style-name="P11">A few words about the “demo”</text:p>
      <text:p text:style-name="P17"/>
      <text:p text:style-name="P20"><text:span text:style-name="T168"><text:tab/></text:span><text:span text:style-name="T169">The demo is absolutely irrelevant considering gameplay. </text:span><text:span text:style-name="T170">In the release version of the game, of course, </text:span><text:span text:style-name="T169">Background won’t hurt the alien. As is, it’s just a way so make the Death screen appear.<text:line-break/><text:tab/>As a matter of fact, there’s nothing like gameplay in it. It’s about showing off </text:span><text:span text:style-name="T170">what </text:span><text:span text:style-name="T169">it’s actually graphically looking like, nothing more.</text:span></text:p>
      <text:p text:style-name="P20"/>
      <text:p text:style-name="P66">----------</text:p>
      <text:p text:style-name="P20"/>
      <text:p text:style-name="P80"><text:span text:style-name="T375"><text:tab/></text:span><text:span text:style-name="T254">Here’s the text in the Dialogue scene</text:span><text:span text:style-name="T375">, </text:span><text:span text:style-name="T377">(</text:span><text:span text:style-name="T380">heavily</text:span><text:span text:style-name="T377">) inspired by Alexandre Astier’s Kaamelott</text:span><text:span text:style-name="T375">:</text:span></text:p>
      <text:p text:style-name="P80"/>
      <text:p text:style-name="P80"><text:span text:style-name="T232"><text:tab/>- Hail </text:span><text:span text:style-name="T229">Brünhild</text:span><text:span text:style-name="T232">!<text:line-break/><text:tab/>- Hail Hildegard, </text:span><text:span text:style-name="T230">O</text:span><text:span text:style-name="T232"> great </text:span><text:span text:style-name="T231">Tep</text:span><text:span text:style-name="T232">endicular of all!<text:line-break/><text:tab/>- </text:span><text:span text:style-name="T229">Brünhild</text:span><text:span text:style-name="T232">, we need you for a mission of the utmost importance this day, </text:span><text:span text:style-name="T230">O</text:span><text:span text:style-name="T232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30">this</text:span><text:span text:style-name="T232"> planet is on the verge of extinction. We need to...<text:line-break/><text:tab/>- Say no more O Hildegard, I'm </text:span><text:span text:style-name="T229">going</text:span><text:span text:style-name="T232"> immediately!</text:span></text:p>
      <text:p text:style-name="P3">Options</text:p>
      <text:p text:style-name="P55"/>
      <text:p text:style-name="P69"><text:tab/><text:span text:style-name="T282">Adding 1</text:span><text:span text:style-name="T187"> </text:span><text:span text:style-name="T182">more </text:span><text:span text:style-name="T187">difficulty mode </text:span><text:span text:style-name="T180">to the normal one</text:span><text:span text:style-name="T187">: </text:span><text:span text:style-name="T139">Super Hyper Mega </text:span><text:span text:style-name="T140">Hardcore</text:span><text:span text:style-name="T187"> (more enemies moving and attacking quickly, nerfed Alien skills, slower Alien, </text:span><text:span text:style-name="T183">enemies dealing more damage</text:span><text:span text:style-name="T187">).</text:span></text:p>
      <text:p text:style-name="P68"><text:span text:style-name="T187"><text:tab/></text:span><text:span text:style-name="T188">Up to 4 </text:span><text:span text:style-name="T189">Alien</text:span><text:span text:style-name="T181">s</text:span><text:span text:style-name="T188"> simultaneously </text:span><text:span text:style-name="T191">(bigger map)</text:span><text:span text:style-name="T188">.</text:span></text:p>
      <text:p text:style-name="P70"><text:span text:style-name="T131"><text:tab/></text:span><text:span text:style-name="T180">O</text:span><text:span text:style-name="T131">nline mode.</text:span></text:p>
      <text:p text:style-name="P70"><text:span text:style-name="T151"><text:tab/></text:span><text:span text:style-name="T258">Adding new Alien</text:span><text:span text:style-name="T295">s</text:span><text:span text:style-name="T258"> would be great.</text:span></text:p>
      <text:p text:style-name="P73"><text:tab/>Adding new skillls.</text:p>
      <text:p text:style-name="P67"><text:tab/><text:span text:style-name="T258">Adding new </text:span>enemies<text:span text:style-name="T258"> </text:span><text:span text:style-name="T282">(with new behaviors) </text:span><text:span text:style-name="T258">would be great </text:span>too<text:span text:style-name="T258">.</text:span></text:p>
      <text:p text:style-name="P59"><text:tab/>With a lot of courage, new maps would also be added…</text:p>
      <text:p text:style-name="P6">What we borrowed from the world outside:</text:p>
      <text:p text:style-name="P7"/>
      <text:p text:style-name="P99"><text:span text:style-name="T318">Assets from </text:span><text:a xlink:type="simple" xlink:href="http://animallogic.com/alab/" text:style-name="Internet_20_link" text:visited-style-name="Visited_20_Internet_20_Link">Animallogic</text:a></text:p>
      <text:p text:style-name="P99"><text:span text:style-name="T319">Fonts</text:span><text:span text:style-name="T318"> from </text:span><text:a xlink:type="simple" xlink:href="http://www.iconian.com/" text:style-name="Internet_20_link" text:visited-style-name="Visited_20_Internet_20_Link">Iconian Fonts</text:a></text:p>
      <text:p text:style-name="P115"><text:span text:style-name="T161">Sound</text:span><text:span text:style-name="T162">s</text:span><text:span text:style-name="T161"> from </text:span><text:a xlink:type="simple" xlink:href="http://www.mixkit.co/" text:style-name="Internet_20_link" text:visited-style-name="Visited_20_Internet_20_Link"><text:span text:style-name="T300">Mixkit.co</text:span></text:a><text:span text:style-name="T172">, </text:span><text:a xlink:type="simple" xlink:href="http://freesound.org/" text:style-name="Internet_20_link" text:visited-style-name="Visited_20_Internet_20_Link"><text:span text:style-name="T300">Freesound.org</text:span></text:a><text:span text:style-name="T173">, </text:span><text:a xlink:type="simple" xlink:href="http://www.quicksounds.com/" text:style-name="Internet_20_link" text:visited-style-name="Visited_20_Internet_20_Link"><text:span text:style-name="T322">Quicksounds.com</text:span></text:a></text:p>
      <text:p text:style-name="P114"><text:span text:style-name="T159">Video shaders by </text:span><text:a xlink:type="simple" xlink:href="http://twitter.com/ahopness/" text:style-name="Internet_20_link" text:visited-style-name="Visited_20_Internet_20_Link"><text:span text:style-name="T300">Ahopness</text:span></text:a><text:span text:style-name="T159"> </text:span><text:span text:style-name="T160">(original shaders by: </text:span><text:span text:style-name="T213">Timothy Lottes, Keijiro, Ehj1, FMS_Cat),</text:span><text:span text:style-name="T158"> </text:span><text:a xlink:type="simple" xlink:href="http://godotshaders.com/author/arlez80/" text:style-name="Internet_20_link" text:visited-style-name="Visited_20_Internet_20_Link"><text:span text:style-name="T300">Yui Kinomoto</text:span></text:a><text:span text:style-name="T174">, </text:span><text:a xlink:type="simple" xlink:href="http://godotshaders.com/author/pend00/" text:style-name="Internet_20_link" text:visited-style-name="Visited_20_Internet_20_Link"><text:span text:style-name="T321">Peter Höglund</text:span></text:a></text:p>
      <text:p text:style-name="P117"><text:a xlink:type="simple" xlink:href="http://www.youtube.com/@Gdquest" text:style-name="Internet_20_link" text:visited-style-name="Visited_20_Internet_20_Link"><text:span text:style-name="T359">S</text:span></text:a><text:span text:style-name="T359">tuff from </text:span><text:a xlink:type="simple" xlink:href="http://www.youtube.com/@PlayWithFurcifer" text:style-name="Internet_20_link" text:visited-style-name="Visited_20_Internet_20_Link"><text:span text:style-name="T367">Play</text:span><text:span text:style-name="T368">W</text:span><text:span text:style-name="T367">ithFurcifer</text:span></text:a><text:span text:style-name="T369">, </text:span><text:a xlink:type="simple" xlink:href="http://www.youtube.com/@jontopielski6227" text:style-name="Internet_20_link" text:visited-style-name="Visited_20_Internet_20_Link"><text:span text:style-name="T370">Jon Topielski</text:span></text:a><text:span text:style-name="T370">, </text:span></text:p>
      <text:p text:style-name="P116"/>
      <text:p text:style-name="P92">Did we forget something/<text:span text:style-name="T320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11-23T12:22:58.294000000</dc:date>
    <meta:editing-duration>P1DT8H11M53S</meta:editing-duration>
    <meta:editing-cycles>161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188" meta:word-count="2750" meta:character-count="16510" meta:non-whitespace-character-count="13731"/>
  </office:meta>
</office:document-meta>
</file>